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STIX Math" svg:font-family="'STIX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48cm" fo:min-width="5.26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svg:stroke-width="0.081cm" svg:stroke-color="#000000" draw:marker-start-width="0.321cm" draw:marker-end="Arrow" draw:marker-end-width="0.321cm" draw:fill-color="#000000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Line_20_with_20_Fine_20_Dots" svg:stroke-width="0.081cm" svg:stroke-color="#000000" draw:marker-start-width="0.321cm" draw:marker-end="Arrow" draw:marker-end-width="0.321cm" draw:fill-color="#ffffff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Ultrafine_20_Dashed" svg:stroke-width="0.081cm" svg:stroke-color="#000000" draw:marker-start="Arrow" draw:marker-start-width="0.321cm" draw:marker-end="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48cm" fo:min-width="2.113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4cm" fo:min-width="0.843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="" draw:marker-start-width="0.321cm" draw:marker-end="Arrow" draw:marker-end-width="0.321cm" draw:fill-color="#000000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cm" fo:min-width="1.333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Line_20_with_20_Fine_20_Dots" svg:stroke-width="0.035cm" svg:stroke-color="#000000" draw:marker-start-width="0.252cm" draw:marker-end="Arrow" draw:marker-end-width="0.252cm" draw:fill-color="#ffffff" draw:textarea-vertical-align="middle" fo:padding-top="0.142cm" fo:padding-bottom="0.142cm" fo:padding-left="0.267cm" fo:padding-right="0.267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48cm" fo:min-width="2.722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53cm" svg:stroke-color="#000000" draw:marker-start-width="0.279cm" draw:marker-end="Arrow" draw:marker-end-width="0.279cm" draw:fill-color="#000000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1" style:family="graphic" style:parent-style-name="standard">
      <style:graphic-properties draw:stroke="none" svg:stroke-width="0.044cm" draw:stroke-linejoin="miter" draw:fill="solid" draw:fill-color="#000000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3.325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4cm" fo:min-width="1.56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6cm" fo:min-width="3.856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="none" fo:min-height="0.641cm"/>
    </style:style>
    <style:style style:name="gr32" style:family="graphic" style:parent-style-name="standard">
      <style:graphic-properties svg:stroke-color="#dddddd" draw:fill-color="#eeeeee" draw:textarea-horizontal-align="justify" draw:textarea-vertical-align="middle" draw:auto-grow-height="false" fo:min-height="8.386cm" fo:min-width="14.486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802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222cm" fo:min-width="1.734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46cm" fo:min-width="2.242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3.862cm" fo:min-width="0.718cm" fo:padding-top="0.151cm" fo:padding-bottom="0.151cm" fo:padding-left="0.276cm" fo:padding-right="0.276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268cm" fo:min-width="3.766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222cm" fo:min-width="2.242cm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968cm" fo:min-width="0.972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589cm" fo:min-width="3.766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000000" draw:marker-start="" draw:marker-start-width="0.279cm" draw:marker-end="Arrow" draw:marker-end-width="0.279cm" draw:opacity="0%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596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3.884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1.688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0.972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766cm" fo:min-width="0.716cm" fo:padding-top="0.152cm" fo:padding-bottom="0.152cm" fo:padding-left="0.277cm" fo:padding-right="0.277cm"/>
    </style:style>
    <style:style style:name="gr57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084cm" fo:min-width="0.21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999999" draw:opacity="36%" draw:textarea-horizontal-align="justify" draw:textarea-vertical-align="middle" draw:auto-grow-height="false" fo:min-height="4.254cm" fo:min-width="8.252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5f_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 draw:opacity="0%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style:font-name="Latin Modern Math"/>
    </style:style>
    <style:style style:name="P16" style:family="paragraph">
      <loext:graphic-properties draw:fill-color="#ffffff"/>
      <style:paragraph-properties fo:line-height="50%" fo:text-align="center"/>
      <style:text-properties style:font-name="STIX Math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-color="#999999" draw:opacity="36%"/>
      <style:paragraph-properties fo:text-align="center"/>
    </style:style>
    <style:style style:name="T1" style:family="text">
      <style:text-properties style:font-name="Latin Modern Math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5.842cm" svg:height="1.778cm" svg:x="5.842cm" svg:y="0.1cm">
          <text:p/>
          <draw:enhanced-geometry svg:viewBox="0 0 21600 21600" draw:extrusion="false" draw:type="rectangle" draw:enhanced-path="M 0 0 L 21600 0 21600 21600 0 21600 0 0 Z N"/>
        </draw:custom-shape>
        <draw:g xml:id="id1" draw:id="id1">
          <draw:custom-shape draw:style-name="gr2" draw:text-style-name="P1" draw:layer="layout" svg:width="1.27cm" svg:height="1.27cm" svg:x="2.003cm" svg:y="0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2.308cm" svg:y="0.713cm" svg:viewBox="0 0 711 672" draw:points="356,672 0,672 0,0 711,0 711,672">
              <text:p/>
            </draw:polygon>
            <draw:path draw:style-name="gr4" draw:text-style-name="P3" draw:layer="layout" svg:width="0.601cm" svg:height="0.674cm" svg:x="2.364cm" svg:y="0.71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connector draw:style-name="gr5" draw:text-style-name="P4" draw:layer="layout" svg:x1="3.273cm" svg:y1="0.991cm" svg:x2="5.842cm" svg:y2="0.989cm" draw:start-shape="id1" draw:start-glue-point="1" draw:end-shape="id2" svg:d="M3273 991h1285v-2h1284" svg:viewBox="0 0 2570 3">
          <text:p/>
        </draw:connector>
        <draw:connector draw:style-name="gr6" draw:text-style-name="P5" draw:layer="layout" svg:x1="20.171cm" svg:y1="4.926cm" svg:x2="22.352cm" svg:y2="4.925cm" svg:d="M20171 4926h1361v-1h820" svg:viewBox="0 0 2182 2">
          <text:p/>
        </draw:connector>
        <draw:line draw:style-name="gr7" draw:text-style-name="P6" draw:layer="layout" svg:x1="0.132cm" svg:y1="1.145cm" svg:x2="2.003cm" svg:y2="1.145cm">
          <text:p/>
        </draw:line>
        <draw:connector draw:style-name="gr8" draw:text-style-name="P1" draw:layer="layout" draw:line-skew="0.911cm" svg:x1="21.364cm" svg:y1="4.925cm" svg:x2="18.139cm" svg:y2="9.398cm" svg:d="M21364 4925h-431v4473h-2794" svg:viewBox="0 0 3226 4474">
          <text:p/>
        </draw:connector>
        <draw:connector draw:style-name="gr9" draw:text-style-name="P5" draw:layer="layout" svg:x1="9.652cm" svg:y1="5.461cm" svg:x2="9.652cm" svg:y2="5.461cm" draw:start-shape="id3" draw:start-glue-point="1" draw:end-shape="id3" draw:end-glue-point="1" svg:d="M9652 5461z" svg:viewBox="0 0 1 1">
          <text:p/>
        </draw:connector>
        <draw:g>
          <svg:title>TexMaths</svg:title>
          <svg:desc>28§display§$+$§svg§600§FALSE§</svg:desc>
          <draw:polygon draw:style-name="gr3" draw:text-style-name="P2" draw:layer="layout" svg:width="0.763cm" svg:height="0.654cm" svg:x="1.239cm" svg:y="1.502cm" svg:viewBox="0 0 764 655" draw:points="383,655 0,655 0,0 764,0 764,655">
            <text:p/>
          </draw:polygon>
          <draw:path draw:style-name="gr4" draw:text-style-name="P3" draw:layer="layout" svg:width="0.657cm" svg:height="0.657cm" svg:x="1.295cm" svg:y="1.499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R$§svg§600§FALSE§</svg:desc>
          <draw:polygon draw:style-name="gr3" draw:text-style-name="P2" draw:layer="layout" svg:width="0.724cm" svg:height="0.671cm" svg:x="0.386cm" svg:y="0.176cm" svg:viewBox="0 0 725 672" draw:points="361,672 0,672 0,0 725,0 725,672">
            <text:p/>
          </draw:polygon>
          <draw:path draw:style-name="gr4" draw:text-style-name="P3" draw:layer="layout" svg:width="0.688cm" svg:height="0.696cm" svg:x="0.42cm" svg:y="0.173cm" svg:viewBox="0 0 689 697" svg:d="M188 325v-255c0-22 0-34 19-36 11-3 39-3 59-3 90 0 201 3 201 148 0 67-25 146-170 146zM395 339c95-23 173-84 173-160 0-95-112-179-257-179h-311v31h22c79 0 79 11 79 47v518c0 37 0 48-79 48h-22v31c36-3 106-3 146-3 36 0 106 0 142 3v-31h-22c-78 0-78-11-78-48v-249h112c16 0 58 0 92 34 39 36 39 67 39 131 0 65 0 107 39 143s95 42 123 42c79 0 96-81 96-109 0-6 0-17-14-17-12 0-12 8-12 17-5 70-39 87-64 87-48 0-56-51-70-143l-14-79c-17-64-64-95-120-114z">
            <text:p/>
          </draw:path>
        </draw:g>
        <draw:g>
          <svg:title>TexMaths</svg:title>
          <svg:desc>28§display§$U_o$§svg§600§FALSE§</svg:desc>
          <draw:polygon draw:style-name="gr3" draw:text-style-name="P2" draw:layer="layout" svg:width="1.125cm" svg:height="0.82cm" svg:x="4.087cm" svg:y="0.058cm" svg:viewBox="0 0 1126 821" draw:points="563,821 0,821 0,0 1126,0 1126,821">
            <text:p/>
          </draw:polygon>
          <draw:path draw:style-name="gr4" draw:text-style-name="P3" draw:layer="layout" svg:width="0.674cm" svg:height="0.696cm" svg:x="4.121cm" svg:y="0.055cm" svg:viewBox="0 0 675 697" svg:d="M543 448c0 140-95 219-190 219-48 0-163-26-163-213v-376c0-36 0-47 79-47h22v-31c-33 3-106 3-145 3-37 0-112 0-146-3v31h22c79 0 79 11 79 47v373c0 137 115 246 249 246 115 0 205-92 221-204 3-20 3-28 3-70v-317c0-30 0-75 101-75v-31c-36 0-84 3-118 3-33 0-81-3-117-3v31c103 0 103 47 103 73z">
            <text:p/>
          </draw:path>
          <draw:path draw:style-name="gr4" draw:text-style-name="P3" draw:layer="layout" svg:width="0.324cm" svg:height="0.313cm" svg:x="4.866cm" svg:y="0.57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</draw:g>
        <draw:custom-shape draw:style-name="gr10" draw:text-style-name="P1" xml:id="id3" draw:id="id3" draw:layer="layout" svg:width="2.693cm" svg:height="1.778cm" svg:x="6.959cm" svg:y="4.57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-K$§svg§600§FALSE§</svg:desc>
          <draw:polygon draw:style-name="gr3" draw:text-style-name="P2" draw:layer="layout" svg:width="1.091cm" svg:height="0.671cm" svg:x="7.872cm" svg:y="5.171cm" svg:viewBox="0 0 1092 672" draw:points="546,672 0,672 0,0 1092,0 1092,672">
            <text:p/>
          </draw:polygon>
          <draw:polygon draw:style-name="gr4" draw:text-style-name="P3" draw:layer="layout" svg:width="0.262cm" svg:height="0.058cm" svg:x="7.883cm" svg:y="5.599cm" svg:viewBox="0 0 263 59" draw:points="263,59 263,0 0,0 0,59">
            <text:p/>
          </draw:polygon>
          <draw:path draw:style-name="gr4" draw:text-style-name="P3" draw:layer="layout" svg:width="0.693cm" svg:height="0.674cm" svg:x="8.23cm" svg:y="5.168cm" svg:viewBox="0 0 694 675" svg:d="M364 260l176-170c9-9 62-59 140-59v-31c-25 3-56 3-84 3-36 0-92 0-126-3v31c40 0 48 22 48 33 0 14-11 26-20 31l-308 297v-314c0-36 0-47 79-47h22v-31c-33 3-106 3-145 3-37 0-112 0-146-3v31h22c79 0 79 11 79 47v521c0 34 0 45-79 45h-22v31c34-3 106-3 146-3 36 0 112 0 145 3v-31h-22c-79 0-79-11-79-45v-173l115-110 179 267c6 8 14 19 14 33 0 28-39 28-58 28v31c33-3 103-3 140-3 36 0 72 0 114 3v-31c-53 0-72-3-103-47z">
            <text:p/>
          </draw:path>
        </draw:g>
        <draw:g>
          <svg:title>TexMaths</svg:title>
          <svg:desc>28§display§(sI-A)^{-1}B§svg§600§FALSE§</svg:desc>
          <draw:polygon draw:style-name="gr3" draw:text-style-name="P2" draw:layer="layout" svg:width="5.518cm" svg:height="1.097cm" svg:x="6.065cm" svg:y="0.422cm" svg:viewBox="0 0 5519 1098" draw:points="2758,1098 0,1098 0,0 5519,0 5519,1098">
            <text:p/>
          </draw:polygon>
          <draw:path draw:style-name="gr4" draw:text-style-name="P3" draw:layer="layout" svg:width="0.231cm" svg:height="0.985cm" svg:x="6.163cm" svg:y="0.5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3" draw:layer="layout" svg:width="0.363cm" svg:height="0.447cm" svg:x="6.496cm" svg:y="0.83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4" draw:text-style-name="P3" draw:layer="layout" svg:width="0.458cm" svg:height="0.674cm" svg:x="6.939cm" svg:y="0.598cm" svg:viewBox="0 0 459 675" svg:d="M336 76c8-37 11-45 90-45 25 0 33 0 33-20 0-11-11-11-17-11-28 0-100 3-128 3-31 0-104-3-132-3-8 0-20 0-20 20 0 11 9 11 28 11 40 0 68 0 68 19 0 3 0 6-3 14l-135 535c-8 37-11 45-89 45-23 0-31 0-31 20 0 11 11 11 14 11 31 0 101-3 132-3 28 0 100 3 131 3 9 0 20 0 20-20 0-11-9-11-31-11-17 0-22 0-42-3-20 0-25-5-25-16 0-6 3-14 5-23z">
            <text:p/>
          </draw:path>
          <draw:path draw:style-name="gr4" draw:text-style-name="P3" draw:layer="layout" svg:width="0.604cm" svg:height="0.041cm" svg:x="7.714cm" svg:y="1.005cm" svg:viewBox="0 0 605 42" svg:d="M568 42c17 0 37 0 37-20 0-22-20-22-37-22h-534c-17 0-34 0-34 22 0 20 17 20 34 20z">
            <text:p/>
          </draw:path>
          <draw:path draw:style-name="gr4" draw:text-style-name="P3" draw:layer="layout" svg:width="0.677cm" svg:height="0.708cm" svg:x="8.649cm" svg:y="0.565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  <draw:path draw:style-name="gr4" draw:text-style-name="P3" draw:layer="layout" svg:width="0.231cm" svg:height="0.985cm" svg:x="9.406cm" svg:y="0.531cm" svg:viewBox="0 0 232 986" svg:d="M232 493c0-76-11-196-67-308-59-121-145-185-154-185-8 0-11 3-11 11 0 3 0 3 20 23 98 98 154 255 154 459 0 171-37 345-160 468-14 11-14 14-14 17 0 5 3 8 11 8 9 0 98-67 157-191 50-109 64-218 64-302z">
            <text:p/>
          </draw:path>
          <draw:path draw:style-name="gr4" draw:text-style-name="P3" draw:layer="layout" svg:width="0.467cm" svg:height="0.035cm" svg:x="9.806cm" svg:y="0.674cm" svg:viewBox="0 0 468 36" svg:d="M440 36c11 0 28 0 28-16 0-20-14-20-28-20h-412c-11 0-28 0-28 17 0 19 17 19 28 19z">
            <text:p/>
          </draw:path>
          <draw:path draw:style-name="gr4" draw:text-style-name="P3" draw:layer="layout" svg:width="0.254cm" svg:height="0.458cm" svg:x="10.419cm" svg:y="0.408cm" svg:viewBox="0 0 255 459" svg:d="M157 20c0-20 0-20-20-20-45 45-109 45-137 45v25c17 0 62 0 101-20v353c0 23 0 31-70 31h-25v25c11 0 98-2 123-2 22 0 109 2 126 2v-25h-28c-70 0-70-8-70-31z">
            <text:p/>
          </draw:path>
          <draw:path draw:style-name="gr4" draw:text-style-name="P3" draw:layer="layout" svg:width="0.705cm" svg:height="0.674cm" svg:x="10.828cm" svg:y="0.598cm" svg:viewBox="0 0 706 675" svg:d="M118 599c-12 37-14 45-90 45-17 0-28 0-28 20 0 11 8 11 28 11h350c157 0 274-118 274-213 0-73-58-129-154-140 104-19 208-92 208-185 0-73-65-137-185-137h-331c-19 0-30 0-30 20 0 11 11 11 28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custom-shape draw:style-name="gr11" draw:text-style-name="P1" draw:layer="layout" svg:width="1.423cm" svg:height="1.37cm" svg:x="13.817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C$§svg§600§FALSE§</svg:desc>
          <draw:polygon draw:style-name="gr3" draw:text-style-name="P2" draw:layer="layout" svg:width="0.71cm" svg:height="0.671cm" svg:x="14.224cm" svg:y="0.62cm" svg:viewBox="0 0 711 672" draw:points="356,672 0,672 0,0 711,0 711,672">
            <text:p/>
          </draw:polygon>
          <draw:path draw:style-name="gr4" draw:text-style-name="P3" draw:layer="layout" svg:width="0.601cm" svg:height="0.719cm" svg:x="14.28cm" svg:y="0.595cm" svg:viewBox="0 0 602 720" svg:d="M0 359c0 204 160 361 344 361 160 0 258-140 258-252 0-11 0-17-14-17-9 0-9 6-11 14-9 143-112 224-221 224-59 0-255-33-255-330 0-295 193-328 255-328 106 0 195 89 215 235 0 11 0 17 14 17 17 0 17-6 17-25v-236c0-16 0-22-11-22-3 0-9 0-14 11l-51 73c-36-34-87-84-182-84-184 0-344 157-344 359z">
            <text:p/>
          </draw:path>
        </draw:g>
        <draw:connector draw:style-name="gr6" draw:text-style-name="P5" draw:layer="layout" svg:x1="15.24cm" svg:y1="1.015cm" svg:x2="16.951cm" svg:y2="1.005cm" svg:d="M15240 1015h856v-10h855" svg:viewBox="0 0 1712 11">
          <text:p/>
        </draw:connector>
        <draw:g>
          <svg:title>TexMaths</svg:title>
          <svg:desc>28§display§$U$§svg§600§FALSE§</svg:desc>
          <draw:polygon draw:style-name="gr3" draw:text-style-name="P2" draw:layer="layout" svg:width="0.738cm" svg:height="0.671cm" svg:x="3.812cm" svg:y="4.511cm" svg:viewBox="0 0 739 672" draw:points="370,672 0,672 0,0 739,0 739,672">
            <text:p/>
          </draw:polygon>
          <draw:path draw:style-name="gr4" draw:text-style-name="P3" draw:layer="layout" svg:width="0.674cm" svg:height="0.696cm" svg:x="3.846cm" svg:y="4.508cm" svg:viewBox="0 0 675 697" svg:d="M543 448c0 140-95 218-190 218-48 0-163-25-163-213v-375c0-36 0-47 79-47h22v-31c-33 3-106 3-145 3-37 0-112 0-146-3v31h22c79 0 79 11 79 47v373c0 137 115 246 249 246 115 0 204-92 221-204 3-20 3-28 3-70v-317c0-30 0-75 101-75v-31c-37 0-84 3-118 3s-81-3-118-3v31c104 0 104 47 104 73z">
            <text:p/>
          </draw:path>
        </draw:g>
        <draw:g>
          <svg:title>TexMaths</svg:title>
          <svg:desc>28§display§$Y$§svg§600§FALSE§</svg:desc>
          <draw:polygon draw:style-name="gr3" draw:text-style-name="P2" draw:layer="layout" svg:width="0.761cm" svg:height="0.671cm" svg:x="15.517cm" svg:y="0.158cm" svg:viewBox="0 0 762 672" draw:points="381,672 0,672 0,0 762,0 762,672">
            <text:p/>
          </draw:polygon>
          <draw:path draw:style-name="gr4" draw:text-style-name="P3" draw:layer="layout" svg:width="0.719cm" svg:height="0.674cm" svg:x="15.528cm" svg:y="0.155cm" svg:viewBox="0 0 720 675" svg:d="M591 95c37-61 95-64 129-64v-31c-31 3-73 3-98 3-31 0-87-3-115-3v31c42 0 56 19 56 39 0 11-6 22-8 28l-163 266-179-291c-8-11-8-11-8-17 0-22 25-25 70-25v-31c-37 3-107 3-146 3-42 0-87 0-129-3v31h17c67 0 75 11 92 36l208 339v193c0 34-3 45-79 45h-22v31c33-3 103-3 143-3 39 0 109 0 145 3v-31h-25c-76 0-78-8-78-47v-191z">
            <text:p/>
          </draw:path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2.792cm" svg:y="1.629cm" svg:viewBox="0 0 764 655" draw:points="383,655 0,655 0,0 764,0 764,655">
            <text:p/>
          </draw:polygon>
          <draw:path draw:style-name="gr4" draw:text-style-name="P3" draw:layer="layout" svg:width="0.657cm" svg:height="0.657cm" svg:x="2.848cm" svg:y="1.626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connector draw:style-name="gr12" draw:text-style-name="P4" draw:layer="layout" svg:x1="6.959cm" svg:y1="5.461cm" svg:x2="2.638cm" svg:y2="1.626cm" draw:start-shape="id3" draw:start-glue-point="3" draw:end-shape="id1" draw:end-glue-point="2" svg:d="M6959 5461h-4321v-3835" svg:viewBox="0 0 4322 3836">
          <text:p/>
        </draw:connector>
        <draw:custom-shape draw:style-name="gr13" draw:text-style-name="P7" draw:layer="layout" svg:width="2.133cm" svg:height="0.254cm" svg:x="11.684cm" svg:y="0.76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14" draw:text-style-name="P1" draw:layer="layout" svg:width="3.097cm" svg:height="4.444cm" svg:x="9.652cm" svg:y="1.016cm" svg:viewBox="0 0 3098 4445" draw:points="3098,0 3098,4445 0,4445">
          <text:p/>
        </draw:polyline>
        <draw:polyline draw:style-name="gr14" draw:text-style-name="P1" draw:layer="layout" svg:width="3.201cm" svg:height="4.471cm" svg:x="9.652cm" svg:y="1.016cm" svg:viewBox="0 0 3202 4472" draw:points="3202,0 3202,4472 0,4472">
          <text:p/>
        </draw:poly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custom-shape draw:style-name="gr16" draw:text-style-name="P1" xml:id="id5" draw:id="id5" draw:layer="layout" svg:width="3.302cm" svg:height="1.778cm" svg:x="14.224cm" svg:y="0.6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4" draw:id="id4" draw:layer="layout" svg:width="3.302cm" svg:height="1.778cm" svg:x="6.866cm" svg:y="0.694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0.168cm" svg:y1="1.583cm" svg:x2="14.224cm" svg:y2="1.583cm" draw:start-shape="id4" draw:start-glue-point="1" draw:end-shape="id5" draw:end-glue-point="3" svg:d="M10168 1583h4056" svg:viewBox="0 0 4057 1">
          <text:p/>
        </draw:connector>
        <draw:g xml:id="id6" draw:id="id6">
          <draw:custom-shape draw:style-name="gr2" draw:text-style-name="P1" draw:layer="layout" svg:width="1.27cm" svg:height="1.27cm" svg:x="3.556cm" svg:y="0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3.861cm" svg:y="1.305cm" svg:viewBox="0 0 711 672" draw:points="356,672 0,672 0,0 711,0 711,672">
              <text:p/>
            </draw:polygon>
            <draw:path draw:style-name="gr4" draw:text-style-name="P3" draw:layer="layout" svg:width="0.601cm" svg:height="0.674cm" svg:x="3.917cm" svg:y="1.302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connector draw:style-name="gr5" draw:text-style-name="P4" draw:layer="layout" svg:x1="4.826cm" svg:y1="1.583cm" svg:x2="6.866cm" svg:y2="1.583cm" draw:start-shape="id6" draw:start-glue-point="1" draw:end-shape="id4" draw:end-glue-point="3" svg:d="M4826 1583h2040" svg:viewBox="0 0 2041 1">
          <text:p/>
        </draw:connector>
        <draw:connector draw:style-name="gr6" draw:text-style-name="P5" draw:layer="layout" svg:x1="17.526cm" svg:y1="1.583cm" svg:x2="21.472cm" svg:y2="1.602cm" draw:start-shape="id5" draw:start-glue-point="1" svg:d="M17526 1583h2244v19h1702" svg:viewBox="0 0 3947 20">
          <text:p/>
        </draw:connector>
        <draw:line draw:style-name="gr7" draw:text-style-name="P6" draw:layer="layout" svg:x1="0.254cm" svg:y1="1.61cm" svg:x2="3.556cm" svg:y2="1.61cm">
          <text:p/>
        </draw:line>
        <draw:connector draw:style-name="gr17" draw:text-style-name="P5" xml:id="id7" draw:id="id7" draw:layer="layout" draw:line-skew="6.791cm" svg:x1="18.533cm" svg:y1="1.504cm" svg:x2="4.951cm" svg:y2="5.974cm" svg:d="M18533 1504v4470h-13582" svg:viewBox="0 0 13583 4471">
          <text:p/>
        </draw:connector>
        <draw:connector draw:style-name="gr17" draw:text-style-name="P5" draw:layer="layout" svg:x1="4.191cm" svg:y1="2.218cm" svg:x2="4.951cm" svg:y2="5.974cm" draw:start-shape="id6" draw:start-glue-point="2" draw:end-shape="id7" draw:end-glue-point="3" svg:d="M4191 2218v3756h760" svg:viewBox="0 0 761 3757">
          <text:p/>
        </draw:connector>
        <draw:g>
          <svg:title>TexMaths</svg:title>
          <svg:desc>28§display§$D(s)$§svg§600§FALSE§</svg:desc>
          <draw:polygon draw:style-name="gr3" draw:text-style-name="P2" draw:layer="layout" svg:width="1.9cm" svg:height="0.982cm" svg:x="7.62cm" svg:y="0.981cm" svg:viewBox="0 0 1901 983" draw:points="949,983 0,983 0,0 1901,0 1901,983">
            <text:p/>
          </draw:polygon>
          <draw:path draw:style-name="gr4" draw:text-style-name="P3" draw:layer="layout" svg:width="0.663cm" svg:height="0.674cm" svg:x="7.654cm" svg:y="1.045cm" svg:viewBox="0 0 664 675" svg:d="M0 0v31h22c79 0 79 11 79 47v521c0 34 0 45-79 45h-22v31h361c165 0 303-146 303-333 0-188-132-342-303-342zM235 644c-47 0-47-5-47-39v-535c0-34 0-39 47-39h98c62 0 132 22 182 92 42 59 51 143 51 219 0 112-20 171-56 218-20 28-76 84-174 84z">
            <text:p/>
          </draw:path>
          <draw:path draw:style-name="gr4" draw:text-style-name="P3" draw:layer="layout" svg:width="0.231cm" svg:height="0.985cm" svg:x="8.466cm" svg:y="0.97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3" draw:layer="layout" svg:width="0.324cm" svg:height="0.453cm" svg:x="8.782cm" svg:y="1.275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" draw:text-style-name="P3" draw:layer="layout" svg:width="0.231cm" svg:height="0.985cm" svg:x="9.193cm" svg:y="0.97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$G(s)$§svg§600§FALSE§</svg:desc>
          <draw:polygon draw:style-name="gr3" draw:text-style-name="P2" draw:layer="layout" svg:width="1.92cm" svg:height="0.982cm" svg:x="14.864cm" svg:y="0.951cm" svg:viewBox="0 0 1921 983" draw:points="961,983 0,983 0,0 1921,0 1921,983">
            <text:p/>
          </draw:polygon>
          <draw:path draw:style-name="gr4" draw:text-style-name="P3" draw:layer="layout" svg:width="0.671cm" svg:height="0.719cm" svg:x="14.92cm" svg:y="0.993cm" svg:viewBox="0 0 672 720" svg:d="M532 636c11 19 50 59 62 59 8 0 8-6 8-23v-171c0-39 6-44 70-44v-31c-36 3-92 3-120 3-42 0-126 0-160-3v31h31c89 0 92 11 92 47v65c0 109-126 120-154 120-64 0-260-36-260-330 0-295 196-328 255-328 106 0 196 89 215 235 3 11 3 17 17 17s14-6 14-25v-236c0-16 0-22-11-22-3 0-6 0-14 11l-51 73c-30-31-84-84-182-84-184 0-344 157-344 359 0 201 157 361 347 361 70 0 151-28 185-84z">
            <text:p/>
          </draw:path>
          <draw:path draw:style-name="gr4" draw:text-style-name="P3" draw:layer="layout" svg:width="0.231cm" svg:height="0.985cm" svg:x="15.732cm" svg:y="0.94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3" draw:layer="layout" svg:width="0.324cm" svg:height="0.453cm" svg:x="16.049cm" svg:y="1.245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" draw:text-style-name="P3" draw:layer="layout" svg:width="0.231cm" svg:height="0.985cm" svg:x="16.457cm" svg:y="0.94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$-$§svg§600§FALSE§</svg:desc>
          <draw:polygon draw:style-name="gr3" draw:text-style-name="P2" draw:layer="layout" svg:width="0.329cm" svg:height="0.425cm" svg:x="4.621cm" svg:y="2.3cm" svg:viewBox="0 0 330 426" draw:points="165,426 0,426 0,0 330,0 330,426">
            <text:p/>
          </draw:polygon>
          <draw:polygon draw:style-name="gr4" draw:text-style-name="P3" draw:layer="layout" svg:width="0.262cm" svg:height="0.058cm" svg:x="4.632cm" svg:y="2.482cm" svg:viewBox="0 0 263 59" draw:points="263,59 263,0 0,0 0,59">
            <text:p/>
          </draw:polygon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2.792cm" svg:y="1.967cm" svg:viewBox="0 0 764 655" draw:points="383,655 0,655 0,0 764,0 764,655">
            <text:p/>
          </draw:polygon>
          <draw:path draw:style-name="gr4" draw:text-style-name="P3" draw:layer="layout" svg:width="0.657cm" svg:height="0.657cm" svg:x="2.848cm" svg:y="1.96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R$§svg§600§FALSE§</svg:desc>
          <draw:polygon draw:style-name="gr3" draw:text-style-name="P2" draw:layer="layout" svg:width="0.724cm" svg:height="0.671cm" svg:x="1.151cm" svg:y="0.511cm" svg:viewBox="0 0 725 672" draw:points="361,672 0,672 0,0 725,0 725,672">
            <text:p/>
          </draw:polygon>
          <draw:path draw:style-name="gr4" draw:text-style-name="P3" draw:layer="layout" svg:width="0.688cm" svg:height="0.696cm" svg:x="1.185cm" svg:y="0.508cm" svg:viewBox="0 0 689 697" svg:d="M188 325v-255c0-22 0-34 19-36 11-3 39-3 59-3 90 0 201 3 201 148 0 67-25 146-170 146zM395 339c95-23 173-84 173-160 0-95-112-179-257-179h-311v31h22c79 0 79 11 79 47v518c0 37 0 48-79 48h-22v31c36-3 106-3 146-3 36 0 106 0 142 3v-31h-22c-78 0-78-11-78-48v-249h112c16 0 58 0 92 34 39 36 39 67 39 131 0 65 0 107 39 143s95 42 123 42c79 0 96-81 96-109 0-6 0-17-14-17-12 0-12 8-12 17-5 70-39 87-64 87-48 0-56-51-70-143l-14-79c-17-64-64-95-120-114z">
            <text:p/>
          </draw:path>
        </draw:g>
        <draw:g>
          <svg:title>TexMaths</svg:title>
          <svg:desc>28§display§$Y$§svg§600§FALSE§</svg:desc>
          <draw:polygon draw:style-name="gr3" draw:text-style-name="P2" draw:layer="layout" svg:width="0.761cm" svg:height="0.671cm" svg:x="19.304cm" svg:y="0.52cm" svg:viewBox="0 0 762 672" draw:points="381,672 0,672 0,0 762,0 762,672">
            <text:p/>
          </draw:polygon>
          <draw:path draw:style-name="gr4" draw:text-style-name="P3" draw:layer="layout" svg:width="0.719cm" svg:height="0.674cm" svg:x="19.315cm" svg:y="0.517cm" svg:viewBox="0 0 720 675" svg:d="M591 95c37-61 95-64 129-64v-31c-31 3-73 3-98 3-31 0-87-3-115-3v31c42 0 56 19 56 39 0 11-6 22-8 28l-163 266-179-291c-8-11-8-11-8-17 0-22 25-25 70-25v-31c-37 3-107 3-146 3-42 0-87 0-129-3v31h17c67 0 75 11 92 36l208 339v193c0 34-3 45-79 45h-22v31c33-3 103-3 143-3 39 0 109 0 145 3v-31h-25c-76 0-78-8-78-47v-191z">
            <text:p/>
          </draw:path>
        </draw:g>
        <draw:g>
          <svg:title>TexMaths</svg:title>
          <svg:desc>28§display§$E$§svg§600§FALSE§</svg:desc>
          <draw:polygon draw:style-name="gr3" draw:text-style-name="P2" draw:layer="layout" svg:width="0.668cm" svg:height="0.671cm" svg:x="5.216cm" svg:y="0.762cm" svg:viewBox="0 0 669 672" draw:points="336,672 0,672 0,0 669,0 669,672">
            <text:p/>
          </draw:polygon>
          <draw:path draw:style-name="gr4" draw:text-style-name="P3" draw:layer="layout" svg:width="0.612cm" svg:height="0.671cm" svg:x="5.25cm" svg:y="0.762cm" svg:viewBox="0 0 613 672" svg:d="M101 594c0 36 0 47-79 47h-22v31h571l42-255h-25c-25 151-48 224-219 224h-131c-48 0-48-5-48-39v-263h90c95 0 106 31 106 115h25v-264h-25c0 87-11 118-106 118h-90v-238c0-34 0-39 48-39h129c151 0 176 53 193 190h25l-28-221h-557v31h22c79 0 79 11 79 47z">
            <text:p/>
          </draw:path>
        </draw:g>
        <draw:g>
          <svg:title>TexMaths</svg:title>
          <svg:desc>28§display§$E$§svg§600§FALSE§</svg:desc>
          <draw:polygon draw:style-name="gr3" draw:text-style-name="P2" draw:layer="layout" svg:width="0.668cm" svg:height="0.671cm" svg:x="5.216cm" svg:y="0.762cm" svg:viewBox="0 0 669 672" draw:points="336,672 0,672 0,0 669,0 669,672">
            <text:p/>
          </draw:polygon>
          <draw:path draw:style-name="gr4" draw:text-style-name="P3" draw:layer="layout" svg:width="0.612cm" svg:height="0.671cm" svg:x="5.25cm" svg:y="0.762cm" svg:viewBox="0 0 613 672" svg:d="M101 594c0 36 0 47-79 47h-22v31h571l42-255h-25c-25 151-48 224-219 224h-131c-48 0-48-5-48-39v-263h90c95 0 106 31 106 115h25v-264h-25c0 87-11 118-106 118h-90v-238c0-34 0-39 48-39h129c151 0 176 53 193 190h25l-28-221h-557v31h22c79 0 79 11 79 47z">
            <text:p/>
          </draw:path>
        </draw:g>
        <draw:g>
          <svg:title>TexMaths</svg:title>
          <svg:desc>28§display§$E$§svg§600§FALSE§</svg:desc>
          <draw:polygon draw:style-name="gr3" draw:text-style-name="P2" draw:layer="layout" svg:width="0.668cm" svg:height="0.671cm" svg:x="5.216cm" svg:y="0.762cm" svg:viewBox="0 0 669 672" draw:points="336,672 0,672 0,0 669,0 669,672">
            <text:p/>
          </draw:polygon>
          <draw:path draw:style-name="gr4" draw:text-style-name="P3" draw:layer="layout" svg:width="0.612cm" svg:height="0.671cm" svg:x="5.25cm" svg:y="0.762cm" svg:viewBox="0 0 613 672" svg:d="M101 594c0 36 0 47-79 47h-22v31h571l42-255h-25c-25 151-48 224-219 224h-131c-48 0-48-5-48-39v-263h90c95 0 106 31 106 115h25v-264h-25c0 87-11 118-106 118h-90v-238c0-34 0-39 48-39h129c151 0 176 53 193 190h25l-28-221h-557v31h22c79 0 79 11 79 47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draw:g xml:id="id8" draw:id="id8">
          <draw:custom-shape draw:style-name="gr2" draw:text-style-name="P1" draw:layer="layout" svg:width="1.27cm" svg:height="1.27cm" svg:x="3.827cm" svg:y="3.9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4.132cm" svg:y="4.298cm" svg:viewBox="0 0 711 672" draw:points="356,672 0,672 0,0 711,0 711,672">
              <text:p/>
            </draw:polygon>
            <draw:path draw:style-name="gr4" draw:text-style-name="P3" draw:layer="layout" svg:width="0.601cm" svg:height="0.674cm" svg:x="4.188cm" svg:y="4.295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connector draw:style-name="gr18" draw:text-style-name="P4" draw:layer="layout" svg:x1="5.097cm" svg:y1="4.576cm" svg:x2="7.666cm" svg:y2="4.574cm" draw:start-shape="id8" draw:start-glue-point="1" svg:d="M5097 4576h1556v-2h1013" svg:viewBox="0 0 2570 3">
          <text:p/>
        </draw:connector>
        <draw:line draw:style-name="gr19" draw:text-style-name="P6" draw:layer="layout" svg:x1="1.956cm" svg:y1="4.73cm" svg:x2="3.827cm" svg:y2="4.73cm">
          <text:p/>
        </draw:line>
        <draw:g>
          <svg:title>TexMaths</svg:title>
          <svg:desc>28§display§$+$§svg§600§FALSE§</svg:desc>
          <draw:polygon draw:style-name="gr3" draw:text-style-name="P2" draw:layer="layout" svg:width="0.763cm" svg:height="0.654cm" svg:x="3.063cm" svg:y="5.087cm" svg:viewBox="0 0 764 655" draw:points="383,655 0,655 0,0 764,0 764,655">
            <text:p/>
          </draw:polygon>
          <draw:path draw:style-name="gr4" draw:text-style-name="P3" draw:layer="layout" svg:width="0.657cm" svg:height="0.657cm" svg:x="3.119cm" svg:y="5.08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R$§svg§600§FALSE§</svg:desc>
          <draw:polygon draw:style-name="gr3" draw:text-style-name="P2" draw:layer="layout" svg:width="0.724cm" svg:height="0.671cm" svg:x="2.21cm" svg:y="3.761cm" svg:viewBox="0 0 725 672" draw:points="361,672 0,672 0,0 725,0 725,672">
            <text:p/>
          </draw:polygon>
          <draw:path draw:style-name="gr4" draw:text-style-name="P3" draw:layer="layout" svg:width="0.688cm" svg:height="0.696cm" svg:x="2.244cm" svg:y="3.758cm" svg:viewBox="0 0 689 697" svg:d="M188 325v-255c0-22 0-34 19-36 11-3 39-3 59-3 90 0 201 3 201 148 0 67-25 146-170 146zM395 339c95-23 173-84 173-160 0-95-112-179-257-179h-311v31h22c79 0 79 11 79 47v518c0 37 0 48-79 48h-22v31c36-3 106-3 146-3 36 0 106 0 142 3v-31h-22c-78 0-78-11-78-48v-249h112c16 0 58 0 92 34 39 36 39 67 39 131 0 65 0 107 39 143s95 42 123 42c79 0 96-81 96-109 0-6 0-17-14-17-12 0-12 8-12 17-5 70-39 87-64 87-48 0-56-51-70-143l-14-79c-17-64-64-95-120-114z">
            <text:p/>
          </draw:path>
        </draw:g>
        <draw:g>
          <svg:title>TexMaths</svg:title>
          <svg:desc>18§display§$u_k \approx \textrm{surface}$§svg§600§TRUE§</svg:desc>
          <draw:polygon draw:style-name="gr20" draw:text-style-name="P10" draw:layer="layout" svg:width="3.408cm" svg:height="0.546cm" svg:x="11.598cm" svg:y="1.739cm" svg:viewBox="0 0 3409 547" draw:points="1705,547 0,547 0,0 3409,0 3409,547">
            <text:p/>
          </draw:polygon>
          <draw:path draw:style-name="gr21" draw:text-style-name="P3" draw:layer="layout" svg:width="0.319cm" svg:height="0.287cm" svg:x="11.618cm" svg:y="1.906cm" svg:viewBox="0 0 320 288" svg:d="M227 230v58l93-7v-20c-45 0-49-5-49-35v-226l-94 7v20c45 0 49 5 49 35v114c0 54-30 98-76 98-54 0-56-29-56-62v-212l-94 7v20c49 0 49 2 49 58v95c0 50 0 108 98 108 34 0 63-17 80-58z">
            <text:p/>
          </draw:path>
          <draw:path draw:style-name="gr21" draw:text-style-name="P3" draw:layer="layout" svg:width="0.218cm" svg:height="0.313cm" svg:x="11.982cm" svg:y="1.972cm" svg:viewBox="0 0 219 314" svg:d="M107 13c0 0 1-6 1-7 0-2-1-6-7-6-9 0-46 3-58 4-3 0-8 2-8 10s5 8 11 8c20 0 20 2 20 5s0 6-1 10l-62 252c-3 8-3 9-3 10 0 6 6 15 16 15 11 0 17-10 20-19 0-3 20-81 22-86 31 3 57 13 57 36 0 1 0 4-1 8-2 8-2 9-2 15 0 31 26 46 48 46 43 0 56-68 56-69 0-6-6-6-7-6-6 0-7 3-9 11-6 19-17 51-40 51-12 0-15-12-15-23 0-7 0-9 2-20 1-2 3-9 3-15 0-39-54-46-72-46 13-8 29-23 37-30 22-22 45-42 69-42 6 0 12 2 15 6-19 3-23 17-23 24 0 11 8 18 18 18 12 0 25-10 25-29 0-14-10-32-35-32-24 0-47 19-70 39-19 19-33 32-52 40z">
            <text:p/>
          </draw:path>
          <draw:path draw:style-name="gr21" draw:text-style-name="P3" draw:layer="layout" svg:width="0.422cm" svg:height="0.271cm" svg:x="12.47cm" svg:y="1.88cm" svg:viewBox="0 0 423 272" svg:d="M423 20c0-14-4-20-8-20-3 0-9 3-9 17-3 45-48 71-89 71-36 0-68-20-101-42-35-23-69-46-109-46-59 0-107 45-107 104 0 14 6 18 9 18 7 0 8-11 8-14 5-53 56-72 90-72 36 0 67 19 100 42 35 23 69 46 110 46 59 0 106-46 106-104zM423 168c0-18-7-20-8-20-3 0-9 5-9 18-3 44-48 70-89 70-36 0-68-20-101-42-35-23-69-46-109-46-59 0-107 45-107 104 0 14 6 19 9 19 7 0 8-12 8-15 5-53 56-72 90-72 36 0 67 19 100 42 35 23 69 46 110 46 60 0 106-47 106-104z">
            <text:p/>
          </draw:path>
          <draw:path draw:style-name="gr21" draw:text-style-name="P3" draw:layer="layout" svg:width="0.208cm" svg:height="0.291cm" svg:x="13.124cm" svg:y="1.902cm" svg:viewBox="0 0 209 292" svg:d="M111 161c14 3 66 13 66 59 0 32-22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21" draw:text-style-name="P3" draw:layer="layout" svg:width="0.319cm" svg:height="0.287cm" svg:x="13.373cm" svg:y="1.906cm" svg:viewBox="0 0 320 288" svg:d="M227 230v58l93-7v-20c-45 0-49-5-49-35v-226l-94 7v20c45 0 49 5 49 35v114c0 54-30 98-76 98-54 0-56-29-56-62v-212l-94 7v20c49 0 49 2 49 58v95c0 50 0 108 98 108 34 0 63-17 80-58z">
            <text:p/>
          </draw:path>
          <draw:path draw:style-name="gr21" draw:text-style-name="P3" draw:layer="layout" svg:width="0.214cm" svg:height="0.28cm" svg:x="13.723cm" svg:y="1.906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21" draw:text-style-name="P3" draw:layer="layout" svg:width="0.205cm" svg:height="0.447cm" svg:x="13.973cm" svg:y="1.739cm" svg:viewBox="0 0 206 448" svg:d="M91 174v-73c0-56 30-87 59-87 1 0 10 0 20 5-7 3-19 10-19 26 0 14 10 27 28 27s27-13 27-27c0-23-23-45-56-45-45 0-100 33-100 101v73h-50v19h50v206c0 29-7 29-50 29v20c26-2 55-3 73-3 26 0 55 0 81 3v-20h-13c-47 0-49-8-49-31v-204h74v-19z">
            <text:p/>
          </draw:path>
          <draw:path draw:style-name="gr21" draw:text-style-name="P3" draw:layer="layout" svg:width="0.285cm" svg:height="0.291cm" svg:x="14.172cm" svg:y="1.902cm" svg:viewBox="0 0 286 292" svg:d="M184 236c3 26 20 52 51 52 13 0 51-9 51-61v-34h-15v34c0 38-16 42-23 42-21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21" draw:text-style-name="P3" draw:layer="layout" svg:width="0.241cm" svg:height="0.291cm" svg:x="14.483cm" svg:y="1.902cm" svg:viewBox="0 0 242 292" svg:d="M53 147c0-104 52-131 85-131 6 0 46 0 69 23-26 3-30 21-30 30 0 16 12 29 29 29s30-12 30-30c0-44-49-68-98-68-79 0-138 69-138 147 0 82 63 145 137 145 85 0 105-76 105-83 0-6-6-6-7-6-6 0-8 3-9 6-19 59-60 67-83 67-34 0-90-27-90-129z">
            <text:p/>
          </draw:path>
          <draw:path draw:style-name="gr21" draw:text-style-name="P3" draw:layer="layout" svg:width="0.245cm" svg:height="0.291cm" svg:x="14.761cm" svg:y="1.902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</draw:g>
        <draw:custom-shape draw:style-name="gr22" draw:text-style-name="P1" draw:layer="layout" svg:width="3.877cm" svg:height="1.524cm" svg:x="7.666cm" svg:y="3.8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148cm" svg:height="1.27cm" svg:x="13.93cm" svg:y="3.9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-$§svg§600§TRUE§</svg:desc>
          <draw:polygon draw:style-name="gr20" draw:text-style-name="P10" draw:layer="layout" svg:width="0.273cm" svg:height="0.243cm" svg:x="4.616cm" svg:y="5.311cm" svg:viewBox="0 0 274 244" draw:points="137,244 0,244 0,0 274,0 274,244">
            <text:p/>
          </draw:polygon>
          <draw:polygon draw:style-name="gr21" draw:text-style-name="P3" draw:layer="layout" svg:width="0.262cm" svg:height="0.059cm" svg:x="4.627cm" svg:y="5.311cm" svg:viewBox="0 0 263 60" draw:points="263,60 263,0 0,0 0,60">
            <text:p/>
          </draw:polygon>
        </draw:g>
        <draw:g>
          <svg:title>TexMaths</svg:title>
          <svg:desc>28§display§$G(s)$§svg§600§FALSE§</svg:desc>
          <draw:polygon draw:style-name="gr3" draw:text-style-name="P2" draw:layer="layout" svg:width="1.92cm" svg:height="0.982cm" svg:x="14.057cm" svg:y="4.063cm" svg:viewBox="0 0 1921 983" draw:points="961,983 0,983 0,0 1921,0 1921,983">
            <text:p/>
          </draw:polygon>
          <draw:path draw:style-name="gr4" draw:text-style-name="P3" draw:layer="layout" svg:width="0.671cm" svg:height="0.719cm" svg:x="14.113cm" svg:y="4.105cm" svg:viewBox="0 0 672 720" svg:d="M532 636c11 19 50 59 62 59 8 0 8-6 8-23v-171c0-39 6-44 70-44v-31c-36 3-92 3-120 3-42 0-126 0-160-3v31h31c89 0 92 11 92 47v65c0 109-126 120-154 120-64 0-260-36-260-330 0-295 196-328 255-328 106 0 196 89 215 235 3 11 3 17 17 17s14-6 14-25v-236c0-16 0-22-11-22-3 0-6 0-14 11l-51 73c-30-31-84-84-182-84-184 0-344 157-344 359 0 201 157 361 347 361 70 0 151-28 185-84z">
            <text:p/>
          </draw:path>
          <draw:path draw:style-name="gr4" draw:text-style-name="P3" draw:layer="layout" svg:width="0.231cm" svg:height="0.985cm" svg:x="14.925cm" svg:y="4.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3" draw:layer="layout" svg:width="0.324cm" svg:height="0.453cm" svg:x="15.242cm" svg:y="4.35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" draw:text-style-name="P3" draw:layer="layout" svg:width="0.231cm" svg:height="0.985cm" svg:x="15.65cm" svg:y="4.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custom-shape draw:style-name="gr24" draw:text-style-name="P1" draw:layer="layout" svg:width="4.436cm" svg:height="1.016cm" svg:x="12.75cm" svg:y="7.36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$\textrm{deflection}$§svg§600§FALSE§</svg:desc>
          <draw:polygon draw:style-name="gr25" draw:text-style-name="P2" draw:layer="layout" svg:width="2.622cm" svg:height="0.454cm" svg:x="6.012cm" svg:y="7.165cm" svg:viewBox="0 0 2623 455" draw:points="1311,455 0,455 0,0 2623,0 2623,455">
            <text:p/>
          </draw:polygon>
          <draw:path draw:style-name="gr21" draw:text-style-name="P3" draw:layer="layout" svg:width="0.313cm" svg:height="0.447cm" svg:x="6.034cm" svg:y="7.172cm" svg:viewBox="0 0 314 448" svg:d="M220 406v42l94-7v-21c-45 0-51-4-51-34v-386l-90 7v20c44 0 49 5 49 35v137c-19-22-46-39-81-39-75 0-141 62-141 144 0 80 62 144 135 144 41 0 69-22 85-42zM220 236v130c0 11 0 13-7 23-19 30-47 44-75 44-29 0-52-15-67-40-16-26-18-62-18-88 0-24 2-62 19-90 14-21 37-41 72-41 23 0 49 9 69 38 7 11 7 13 7 24z">
            <text:p/>
          </draw:path>
          <draw:path draw:style-name="gr21" draw:text-style-name="P3" draw:layer="layout" svg:width="0.245cm" svg:height="0.291cm" svg:x="6.38cm" svg:y="7.328cm" svg:viewBox="0 0 246 292" svg:d="M53 125c5-95 58-111 79-111 65 0 72 85 72 111zM53 138h177c15 0 16 0 16-13 0-63-34-125-114-125-73 0-132 65-132 145 0 85 66 147 140 147 77 0 106-70 106-83 0-6-6-7-9-7-5 0-7 4-7 8-23 66-80 66-86 66-32 0-58-20-72-43-19-30-19-72-19-95z">
            <text:p/>
          </draw:path>
          <draw:path draw:style-name="gr21" draw:text-style-name="P3" draw:layer="layout" svg:width="0.317cm" svg:height="0.447cm" svg:x="6.661cm" svg:y="7.165cm" svg:viewBox="0 0 318 448" svg:d="M226 193v206c0 29-7 29-49 29v20c20-2 55-3 71-3 15 0 46 1 70 3v-20c-43 0-50 0-50-29v-392l-23 3c-2 0-3 0-6-1-20-9-46-9-53-9-67 0-136 36-136 102v72h-50v19h50v206c0 29-7 29-50 29v20c22-2 55-3 71-3 15 0 47 1 70 3v-20c-42 0-49 0-49-29v-206zM226 174h-135v-72c0-59 47-88 95-88 5 0 23 0 40 6-6 2-16 9-16 25 0 11 6 21 16 24z">
            <text:p/>
          </draw:path>
          <draw:path draw:style-name="gr21" draw:text-style-name="P3" draw:layer="layout" svg:width="0.245cm" svg:height="0.291cm" svg:x="7.014cm" svg:y="7.328cm" svg:viewBox="0 0 246 292" svg:d="M53 125c5-95 58-111 79-111 65 0 72 85 72 111zM53 138h177c15 0 16 0 16-13 0-63-34-125-114-125-73 0-132 65-132 145 0 85 66 147 140 147 77 0 106-70 106-83 0-6-6-7-9-7-5 0-7 4-7 8-23 66-80 66-86 66-32 0-58-20-72-43-19-30-19-72-19-95z">
            <text:p/>
          </draw:path>
          <draw:path draw:style-name="gr21" draw:text-style-name="P3" draw:layer="layout" svg:width="0.241cm" svg:height="0.291cm" svg:x="7.299cm" svg:y="7.328cm" svg:viewBox="0 0 242 292" svg:d="M53 147c0-104 52-131 85-131 6 0 46 0 69 23-26 3-30 21-30 30 0 16 12 29 29 29s30-12 30-30c0-44-49-68-98-68-79 0-138 69-138 147 0 82 63 145 137 145 85 0 105-76 105-83 0-6-6-6-7-6-6 0-8 3-9 6-19 59-60 67-84 67-33 0-89-27-89-129z">
            <text:p/>
          </draw:path>
          <draw:path draw:style-name="gr21" draw:text-style-name="P3" draw:layer="layout" svg:width="0.199cm" svg:height="0.396cm" svg:x="7.569cm" svg:y="7.223cm" svg:viewBox="0 0 200 397" svg:d="M98 137h91v-20h-91v-117h-16c0 52-20 120-82 122v15h55v174c0 79 59 86 82 86 44 0 63-44 63-86v-36h-17v36c0 46-19 71-42 71-43 0-43-58-43-70z">
            <text:p/>
          </draw:path>
          <draw:path draw:style-name="gr21" draw:text-style-name="P3" draw:layer="layout" svg:width="0.136cm" svg:height="0.424cm" svg:x="7.824cm" svg:y="7.18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21" draw:text-style-name="P3" draw:layer="layout" svg:width="0.281cm" svg:height="0.291cm" svg:x="7.997cm" svg:y="7.328cm" svg:viewBox="0 0 282 292" svg:d="M282 148c0-80-65-148-141-148-79 0-141 69-141 148 0 82 66 144 141 144 76 0 141-63 141-144zM141 276c-27 0-55-14-72-43-16-27-16-66-16-89 0-24 0-59 15-88 17-29 47-42 73-42 27 0 55 13 71 41 17 27 17 65 17 89 0 23 0 58-15 85-12 29-41 47-73 47z">
            <text:p/>
          </draw:path>
          <draw:path draw:style-name="gr21" draw:text-style-name="P3" draw:layer="layout" svg:width="0.319cm" svg:height="0.28cm" svg:x="8.316cm" svg:y="7.332cm" svg:viewBox="0 0 320 281" svg:d="M49 62v171c0 28-6 28-49 28v20c22 0 55-2 72-2 16 0 49 2 70 2v-20c-41 0-48 0-48-28v-118c0-66 44-101 84-101 41 0 48 35 48 71v148c0 28-7 28-49 28v20c22 0 55-2 72-2 16 0 49 2 71 2v-20c-34 0-49 0-49-19v-121c0-55 0-75-21-98-8-10-30-23-66-23-47 0-76 27-95 66v-66l-89 7v20c45 0 49 5 49 35z">
            <text:p/>
          </draw:path>
        </draw:g>
        <draw:g>
          <svg:title>TexMaths</svg:title>
          <svg:desc>18§latex§$D(z)=\frac{K_I}{z-1}$§svg§600§TRUE§</svg:desc>
          <draw:polygon draw:style-name="gr20" draw:text-style-name="P10" draw:layer="layout" svg:width="3.183cm" svg:height="0.786cm" svg:x="7.927cm" svg:y="4.163cm" svg:viewBox="0 0 3184 787" draw:points="1591,787 0,787 0,0 3184,0 3184,787">
            <text:p/>
          </draw:polygon>
          <draw:path draw:style-name="gr21" draw:text-style-name="P3" draw:layer="layout" svg:width="0.484cm" svg:height="0.433cm" svg:x="7.953cm" svg:y="4.293cm" svg:viewBox="0 0 485 434" svg:d="M75 385c-6 24-7 29-58 29-10 0-17 0-17 13 0 7 6 7 17 7h211c132 0 257-134 257-273 0-90-54-161-149-161h-214c-11 0-18 0-18 12 0 8 5 8 18 8 8 0 19 0 28 2 10 0 13 3 13 10 0 1 0 4-3 11zM213 43c6-21 6-23 33-23h69c62 0 114 33 114 117 0 32-13 135-66 206-19 23-69 71-147 71h-72c-9 0-10 0-13 0-7 0-9-2-9-6 0-3 0-4 3-16z">
            <text:p/>
          </draw:path>
          <draw:path draw:style-name="gr21" draw:text-style-name="P3" draw:layer="layout" svg:width="0.147cm" svg:height="0.633cm" svg:x="8.53cm" svg:y="4.251cm" svg:viewBox="0 0 148 634" svg:d="M148 628c0-1 0-2-11-14-79-79-100-199-100-297 0-109 25-220 103-300 8-7 8-8 8-11 0-5-3-6-7-6-6 0-63 43-101 124-33 69-40 140-40 193 0 51 7 127 42 199 39 78 93 118 99 118 4 0 7-1 7-6z">
            <text:p/>
          </draw:path>
          <draw:path draw:style-name="gr21" draw:text-style-name="P3" draw:layer="layout" svg:width="0.268cm" svg:height="0.287cm" svg:x="8.742cm" svg:y="4.446cm" svg:viewBox="0 0 269 288" svg:d="M58 229c34-37 51-53 74-73 0 0 41-35 64-58 60-59 73-89 73-92 0-6-5-6-7-6-4 0-6 1-9 7-18 30-33 41-47 41-16 0-23-11-33-21-12-14-23-27-43-27-48 0-78 59-78 72 0 4 3 7 8 7s6-3 8-7c13-29 49-29 54-29 13 0 25 5 41 9 24 10 31 10 49 10-23 27-77 73-90 84l-57 53c-43 42-65 79-65 84s6 5 7 5c6 0 7-1 10-8 16-22 35-39 55-39 14 0 20 5 37 24 11 13 22 23 41 23 63 0 99-80 99-98 0-3-3-6-7-6-6 0-7 3-9 8-16 42-56 53-76 53-13 0-25-3-37-7-22-9-32-12-45-12-2 0-12 0-17 3z">
            <text:p/>
          </draw:path>
          <draw:path draw:style-name="gr21" draw:text-style-name="P3" draw:layer="layout" svg:width="0.147cm" svg:height="0.633cm" svg:x="9.072cm" svg:y="4.251cm" svg:viewBox="0 0 148 634" svg:d="M148 317c0-49-7-125-41-197-39-78-94-120-101-120-3 0-6 3-6 6s0 4 12 16c63 62 99 162 99 295 0 108-23 221-102 300-9 9-9 10-9 11 0 5 3 6 6 6 7 0 65-43 102-124 33-69 40-140 40-193z">
            <text:p/>
          </draw:path>
          <draw:path draw:style-name="gr21" draw:text-style-name="P3" draw:layer="layout" svg:width="0.421cm" svg:height="0.149cm" svg:x="9.494cm" svg:y="4.493cm" svg:viewBox="0 0 422 150" svg:d="M400 26c10 0 22 0 22-13s-12-13-20-13h-380c-10 0-22 0-22 13s12 13 22 13zM402 150c8 0 20 0 20-13s-12-13-22-13h-378c-10 0-22 0-22 13s12 13 22 13z">
            <text:p/>
          </draw:path>
          <draw:path draw:style-name="gr21" draw:text-style-name="P3" draw:layer="layout" svg:width="0.404cm" svg:height="0.303cm" svg:x="10.346cm" svg:y="4.163cm" svg:viewBox="0 0 405 304" svg:d="M223 125c-1-4-3-5-3-5 0 0 2-2 12-9l44-32c60-40 87-60 119-63 4 0 10 0 10-10 0-3-3-6-6-6-10 0-22 1-30 1-13 0-42-1-55-1-3 0-9 0-9 10 0 0 0 6 6 6s12 1 12 6c0 8-15 18-21 23l-184 129 35-139c4-15 4-19 39-19 7 0 14 0 14-9 0-4-3-7-7-7-13 0-46 1-59 1-8 0-23 0-31 0s-20-1-28-1c-2 0-9 0-9 10 0 6 4 6 14 6 8 0 9 0 18 1 8 0 10 2 10 6 0 2 0 3-3 10l-59 237c-3 14-4 18-39 18-7 0-13 0-13 10 0 0 0 6 7 6 13 0 45-1 58-1 7 0 23 0 30 0 10 0 20 1 29 1 3 0 10 0 10-10 0-6-6-6-14-6-2 0-9 0-18-1-10 0-10-2-10-6s4-20 20-86l75-52 64 125c4 6 4 6 4 9 0 10-13 11-22 11-4 0-11 0-11 10 0 0 1 6 8 6 12 0 44-1 57-1s31 1 43 1c6 0 8-3 8-9 0-7-5-7-10-7-7 0-21 0-28-14z">
            <text:p/>
          </draw:path>
          <draw:path draw:style-name="gr21" draw:text-style-name="P3" draw:layer="layout" svg:width="0.157cm" svg:height="0.217cm" svg:x="10.777cm" svg:y="4.313cm" svg:viewBox="0 0 158 218" svg:d="M117 27c3-11 3-13 28-13 9 0 13 0 13-8 0-3-1-6-5-6-6 0-15 1-22 1-9 0-16 0-24 0-9 0-16 0-25 0-7 0-16-1-23-1-1 0-9 0-9 9 0 5 6 5 12 5 1 0 7 0 14 0 9 2 9 2 9 5 0 1 0 3 0 6l-43 165c-3 12-3 13-29 13-9 0-13 0-13 9 0 4 3 6 6 6 7 0 14-2 21-2 9 0 18 0 25 0 8 0 17 0 24 0 9 0 16 2 23 2 3 0 9 0 9-9 0-6-4-6-12-6-4 0-8 0-12 0-11-1-11-1-11-4 0-2 2-4 2-6z">
            <text:p/>
          </draw:path>
          <draw:polygon draw:style-name="gr21" draw:text-style-name="P3" draw:layer="layout" svg:width="0.908cm" svg:height="0.026cm" svg:x="10.202cm" svg:y="4.555cm" svg:viewBox="0 0 909 27" draw:points="455,27 0,27 0,0 909,0 909,27">
            <text:p/>
          </draw:polygon>
          <draw:path draw:style-name="gr21" draw:text-style-name="P3" draw:layer="layout" svg:width="0.203cm" svg:height="0.201cm" svg:x="10.228cm" svg:y="4.748cm" svg:viewBox="0 0 204 202" svg:d="M48 157c11-11 20-20 57-50 10-8 43-35 56-46 28-28 43-51 43-55 0-6-5-6-7-6-4 0-5 1-7 4-14 21-23 28-34 28-5 0-12 0-25-13-16-16-26-19-36-19-35 0-59 39-59 52 0 4 4 6 7 6 6 0 6-2 9-6 6-16 32-17 39-17 10 0 21 2 27 4 25 6 27 6 39 6-12 11-20 20-62 53-35 27-47 39-55 48-27 27-40 46-40 50 0 6 6 6 7 6 5 0 6-2 9-5 11-17 24-27 40-27 6 0 12 0 25 12 13 13 23 20 36 20 49 0 77-55 77-69 0-6-4-6-7-6-6 0-6 1-7 7-9 22-36 33-58 33-10 0-21-3-31-6-22-4-25-4-33-4 0 0-8 0-10 0z">
            <text:p/>
          </draw:path>
          <draw:path draw:style-name="gr21" draw:text-style-name="P3" draw:layer="layout" svg:width="0.3cm" svg:height="0.022cm" svg:x="10.509cm" svg:y="4.822cm" svg:viewBox="0 0 301 23" svg:d="M284 23c5 0 17 0 17-11 0-12-10-12-17-12h-267c-7 0-17 0-17 12 0 11 10 11 17 11z">
            <text:p/>
          </draw:path>
          <draw:path draw:style-name="gr21" draw:text-style-name="P3" draw:layer="layout" svg:width="0.162cm" svg:height="0.294cm" svg:x="10.905cm" svg:y="4.65cm" svg:viewBox="0 0 163 295" svg:d="M101 13c0-13 0-13-13-13-29 27-69 29-88 29v16c10 0 40 0 65-13v227c0 15 0 21-45 21h-17v15c9 0 63-1 79-1 14 0 71 1 81 1v-15h-18c-44 0-44-6-44-21z">
            <text:p/>
          </draw:path>
        </draw:g>
        <draw:line draw:style-name="gr19" draw:text-style-name="P6" draw:layer="layout" svg:x1="11.543cm" svg:y1="4.57cm" svg:x2="13.93cm" svg:y2="4.57cm">
          <text:p/>
        </draw:line>
        <draw:g>
          <draw:custom-shape draw:style-name="gr2" draw:text-style-name="P1" draw:layer="layout" svg:width="1.27cm" svg:height="1.27cm" svg:x="18.494cm" svg:y="3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18.799cm" svg:y="4.265cm" svg:viewBox="0 0 711 672" draw:points="356,672 0,672 0,0 711,0 711,672">
              <text:p/>
            </draw:polygon>
            <draw:path draw:style-name="gr4" draw:text-style-name="P3" draw:layer="layout" svg:width="0.601cm" svg:height="0.674cm" svg:x="18.855cm" svg:y="4.262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26" draw:text-style-name="P6" draw:layer="layout" svg:x1="12.75cm" svg:y1="7.874cm" svg:x2="4.418cm" svg:y2="7.874cm">
          <text:p/>
        </draw:line>
        <draw:line draw:style-name="gr19" draw:text-style-name="P6" draw:layer="layout" svg:x1="4.418cm" svg:y1="7.874cm" svg:x2="4.418cm" svg:y2="5.234cm">
          <text:p/>
        </draw:line>
        <draw:line draw:style-name="gr26" draw:text-style-name="P6" draw:layer="layout" svg:x1="12.106cm" svg:y1="4.572cm" svg:x2="12.106cm" svg:y2="2.54cm">
          <text:p/>
        </draw:line>
        <draw:line draw:style-name="gr19" draw:text-style-name="P6" draw:layer="layout" svg:x1="12.106cm" svg:y1="2.54cm" svg:x2="13.977cm" svg:y2="2.54cm">
          <text:p/>
        </draw:line>
        <draw:line draw:style-name="gr19" draw:text-style-name="P6" draw:layer="layout" svg:x1="16.078cm" svg:y1="4.572cm" svg:x2="18.465cm" svg:y2="4.572cm">
          <text:p/>
        </draw:line>
        <draw:g>
          <draw:custom-shape draw:style-name="gr2" draw:text-style-name="P1" draw:layer="layout" svg:width="1.27cm" svg:height="1.27cm" svg:x="22.166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22.471cm" svg:y="4.267cm" svg:viewBox="0 0 711 672" draw:points="356,672 0,672 0,0 711,0 711,672">
              <text:p/>
            </draw:polygon>
            <draw:path draw:style-name="gr4" draw:text-style-name="P3" draw:layer="layout" svg:width="0.601cm" svg:height="0.674cm" svg:x="22.527cm" svg:y="4.264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27" draw:text-style-name="P6" draw:layer="layout" svg:x1="19.064cm" svg:y1="3.91cm" svg:x2="19.064cm" svg:y2="1.878cm">
          <text:p/>
        </draw:line>
        <draw:line draw:style-name="gr28" draw:text-style-name="P6" draw:layer="layout" svg:x1="22.764cm" svg:y1="3.91cm" svg:x2="22.764cm" svg:y2="1.878cm">
          <text:p/>
        </draw:line>
        <draw:line draw:style-name="gr19" draw:text-style-name="P6" draw:layer="layout" svg:x1="19.765cm" svg:y1="4.572cm" svg:x2="22.152cm" svg:y2="4.572cm">
          <text:p/>
        </draw:line>
        <draw:line draw:style-name="gr29" draw:text-style-name="P6" draw:layer="layout" svg:x1="22.774cm" svg:y1="7.874cm" svg:x2="17.186cm" svg:y2="7.874cm">
          <text:p/>
        </draw:line>
        <draw:line draw:style-name="gr26" draw:text-style-name="P6" draw:layer="layout" svg:x1="22.764cm" svg:y1="7.874cm" svg:x2="22.764cm" svg:y2="5.278cm">
          <text:p/>
        </draw:line>
        <draw:line draw:style-name="gr19" draw:text-style-name="P6" draw:layer="layout" svg:x1="12.093cm" svg:y1="2.54cm" svg:x2="13.964cm" svg:y2="2.54cm">
          <text:p/>
        </draw:line>
        <draw:line draw:style-name="gr30" draw:text-style-name="P6" draw:layer="layout" svg:x1="20.935cm" svg:y1="1.878cm" svg:x2="19.064cm" svg:y2="1.878cm">
          <text:p/>
        </draw:line>
        <draw:line draw:style-name="gr30" draw:text-style-name="P6" draw:layer="layout" svg:x1="24.649cm" svg:y1="1.878cm" svg:x2="22.778cm" svg:y2="1.878cm">
          <text:p/>
        </draw:line>
        <draw:g>
          <svg:title>TexMaths</svg:title>
          <svg:desc>18§display§$\textrm{surface}$§svg§600§TRUE§</svg:desc>
          <draw:polygon draw:style-name="gr20" draw:text-style-name="P10" draw:layer="layout" svg:width="1.903cm" svg:height="0.454cm" svg:x="18.964cm" svg:y="1.069cm" svg:viewBox="0 0 1904 455" draw:points="952,455 0,455 0,0 1904,0 1904,455">
            <text:p/>
          </draw:polygon>
          <draw:path draw:style-name="gr21" draw:text-style-name="P3" draw:layer="layout" svg:width="0.208cm" svg:height="0.291cm" svg:x="18.984cm" svg:y="1.232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21" draw:text-style-name="P3" draw:layer="layout" svg:width="0.319cm" svg:height="0.287cm" svg:x="19.233cm" svg:y="1.236cm" svg:viewBox="0 0 320 288" svg:d="M228 230v58l92-7v-20c-45 0-49-5-49-35v-226l-94 7v20c45 0 49 5 49 35v114c0 54-30 98-76 98-54 0-56-29-56-62v-212l-94 7v20c49 0 49 2 49 58v95c0 50 0 108 98 108 34 0 63-17 81-58z">
            <text:p/>
          </draw:path>
          <draw:path draw:style-name="gr21" draw:text-style-name="P3" draw:layer="layout" svg:width="0.214cm" svg:height="0.28cm" svg:x="19.583cm" svg:y="1.236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21" draw:text-style-name="P3" draw:layer="layout" svg:width="0.205cm" svg:height="0.447cm" svg:x="19.834cm" svg:y="1.069cm" svg:viewBox="0 0 206 448" svg:d="M91 174v-73c0-56 30-87 59-87 1 0 10 0 20 5-7 3-19 10-19 26 0 14 10 27 28 27s27-13 27-27c0-23-23-45-56-45-45 0-100 33-100 101v73h-50v19h50v206c0 29-7 29-50 29v20c26-2 55-3 73-3 26 0 55 0 81 3v-20h-13c-47 0-49-8-49-31v-204h74v-19z">
            <text:p/>
          </draw:path>
          <draw:path draw:style-name="gr21" draw:text-style-name="P3" draw:layer="layout" svg:width="0.286cm" svg:height="0.291cm" svg:x="20.033cm" svg:y="1.232cm" svg:viewBox="0 0 287 292" svg:d="M184 236c3 26 21 52 51 52 13 0 52-9 52-60v-35h-16v35c0 37-16 41-23 41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21" draw:text-style-name="P3" draw:layer="layout" svg:width="0.241cm" svg:height="0.291cm" svg:x="20.344cm" svg:y="1.232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21" draw:text-style-name="P3" draw:layer="layout" svg:width="0.245cm" svg:height="0.291cm" svg:x="20.622cm" svg:y="1.232cm" svg:viewBox="0 0 246 292" svg:d="M53 125c5-95 58-111 80-111 64 0 72 85 72 111zM53 138h177c15 0 16 0 16-13 0-63-34-125-113-125-74 0-133 65-133 145 0 85 66 147 140 147 77 0 106-70 106-83 0-6-5-7-8-7-6 0-8 4-8 8-23 66-80 66-86 66-32 0-58-20-72-43-19-30-19-72-19-95z">
            <text:p/>
          </draw:path>
        </draw:g>
        <draw:g>
          <svg:title>TexMaths</svg:title>
          <svg:desc>18§display§$\textrm{disturbance}$§svg§600§TRUE§</svg:desc>
          <draw:polygon draw:style-name="gr20" draw:text-style-name="P10" draw:layer="layout" svg:width="3.185cm" svg:height="0.447cm" svg:x="22.775cm" svg:y="1.017cm" svg:viewBox="0 0 3186 448" draw:points="1592,448 0,448 0,0 3186,0 3186,448">
            <text:p/>
          </draw:polygon>
          <draw:path draw:style-name="gr21" draw:text-style-name="P3" draw:layer="layout" svg:width="0.313cm" svg:height="0.447cm" svg:x="22.797cm" svg:y="1.017cm" svg:viewBox="0 0 314 448" svg:d="M220 406v42l94-7v-20c-45 0-51-5-51-35v-386l-90 7v20c44 0 49 5 49 35v137c-19-22-46-39-81-39-75 0-141 62-141 144 0 81 62 144 135 144 41 0 69-22 85-42zM220 236v130c0 11 0 13-7 23-19 30-47 45-75 45-29 0-52-16-67-41-16-26-18-62-18-88 0-24 2-62 19-90 14-21 37-41 72-41 23 0 49 9 69 38 7 11 7 13 7 24z">
            <text:p/>
          </draw:path>
          <draw:path draw:style-name="gr21" draw:text-style-name="P3" draw:layer="layout" svg:width="0.136cm" svg:height="0.424cm" svg:x="23.148cm" svg:y="1.033cm" svg:viewBox="0 0 137 425" svg:d="M92 144l-89 7v20c42 0 47 3 47 35v170c0 29-7 29-50 29v20c20-1 55-1 71-1 21 0 44 0 66 1v-20c-42 0-45-3-45-28zM95 33c0-20-16-33-35-33-20 0-33 17-33 33 0 17 13 35 33 35 19 0 35-15 35-35z">
            <text:p/>
          </draw:path>
          <draw:path draw:style-name="gr21" draw:text-style-name="P3" draw:layer="layout" svg:width="0.208cm" svg:height="0.291cm" svg:x="23.324cm" svg:y="1.173cm" svg:viewBox="0 0 209 292" svg:d="M111 161c14 3 66 13 66 59 0 32-22 58-72 58-53 0-76-36-88-91-1-7-3-10-8-10-9 0-9 5-9 16v84c0 11 0 15 7 15 3 0 5-1 16-13 1-1 1-2 13-14 27 26 56 27 69 27 74 0 104-43 104-89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21" draw:text-style-name="P3" draw:layer="layout" svg:width="0.199cm" svg:height="0.397cm" svg:x="23.564cm" svg:y="1.067cm" svg:viewBox="0 0 200 398" svg:d="M98 137h91v-20h-91v-117h-16c0 52-20 120-82 122v15h55v174c0 79 59 87 82 87 44 0 63-45 63-87v-36h-17v36c0 46-19 71-42 71-43 0-43-58-43-69z">
            <text:p/>
          </draw:path>
          <draw:path draw:style-name="gr21" draw:text-style-name="P3" draw:layer="layout" svg:width="0.319cm" svg:height="0.287cm" svg:x="23.817cm" svg:y="1.177cm" svg:viewBox="0 0 320 288" svg:d="M227 230v58l93-7v-20c-45 0-49-5-49-35v-226l-94 7v20c45 0 49 5 49 35v114c0 54-30 98-76 98-54 0-56-29-56-62v-212l-94 7v20c49 0 49 2 49 58v95c0 50 0 108 98 108 34 0 63-17 80-58z">
            <text:p/>
          </draw:path>
          <draw:path draw:style-name="gr21" draw:text-style-name="P3" draw:layer="layout" svg:width="0.214cm" svg:height="0.28cm" svg:x="24.167cm" svg:y="1.177cm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21" draw:text-style-name="P3" draw:layer="layout" svg:width="0.313cm" svg:height="0.447cm" svg:x="24.415cm" svg:y="1.017cm" svg:viewBox="0 0 314 448" svg:d="M92 202v-202l-92 7v20c45 0 49 5 49 35v379h16c1-2 6-10 23-39 10 14 37 46 83 46 77 0 143-62 143-144 0-81-63-144-135-144-49 0-77 30-87 42zM94 369v-131c0-13 0-13 7-23 24-36 59-41 75-41 28 0 51 16 66 41 17 26 19 62 19 88 0 24-2 61-21 90-13 19-37 41-72 41-27 0-50-16-66-39-8-13-8-15-8-26z">
            <text:p/>
          </draw:path>
          <draw:path draw:style-name="gr21" draw:text-style-name="P3" draw:layer="layout" svg:width="0.285cm" svg:height="0.291cm" svg:x="24.775cm" svg:y="1.173cm" svg:viewBox="0 0 286 292" svg:d="M184 236c3 26 20 52 51 52 13 0 51-9 51-60v-35h-15v35c0 37-16 41-23 41-21 0-23-28-23-31v-129c0-25 0-50-23-74-25-25-57-35-88-35-52 0-95 30-95 72 0 19 13 30 29 30 17 0 28-13 28-30 0-7-3-29-31-29 17-21 47-29 69-29 30 0 66 25 66 81v25c-32 1-76 2-117 21-47 22-63 55-63 84 0 52 62 67 102 67 42 0 71-26 82-56zM180 133v63c0 60-45 82-73 82-32 0-58-23-58-55 0-34 27-88 131-90z">
            <text:p/>
          </draw:path>
          <draw:path draw:style-name="gr21" draw:text-style-name="P3" draw:layer="layout" svg:width="0.319cm" svg:height="0.28cm" svg:x="25.084cm" svg:y="1.177cm" svg:viewBox="0 0 320 281" svg:d="M49 62v171c0 28-6 28-49 28v20c22 0 55-2 72-2 16 0 49 2 71 2v-20c-42 0-49 0-49-28v-118c0-66 44-101 85-101 40 0 47 35 47 71v148c0 28-7 28-49 28v20c22 0 55-2 72-2 16 0 49 2 71 2v-20c-34 0-49 0-49-19v-121c0-55 0-75-20-98-9-10-31-23-67-23-47 0-76 27-95 66v-66l-89 7v20c45 0 49 5 49 35z">
            <text:p/>
          </draw:path>
          <draw:path draw:style-name="gr21" draw:text-style-name="P3" draw:layer="layout" svg:width="0.241cm" svg:height="0.291cm" svg:x="25.437cm" svg:y="1.173cm" svg:viewBox="0 0 242 292" svg:d="M53 147c0-104 52-131 85-131 6 0 46 0 69 23-26 3-30 22-30 30 0 16 12 29 29 29s30-12 30-30c0-44-49-68-98-68-79 0-138 69-138 147 0 82 63 145 137 145 85 0 105-76 105-83 0-6-6-6-7-6-6 0-8 3-9 6-19 59-60 68-83 68-34 0-90-28-90-130z">
            <text:p/>
          </draw:path>
          <draw:path draw:style-name="gr21" draw:text-style-name="P3" draw:layer="layout" svg:width="0.245cm" svg:height="0.291cm" svg:x="25.715cm" svg:y="1.173cm" svg:viewBox="0 0 246 292" svg:d="M53 125c5-95 58-111 79-111 65 0 72 85 72 111zM53 138h177c15 0 16 0 16-13 0-63-34-125-114-125-73 0-132 65-132 145 0 85 66 147 140 147 77 0 106-70 106-83 0-6-6-7-8-7-6 0-8 4-8 8-23 67-80 67-86 67-32 0-58-21-72-44-19-30-19-72-19-95z">
            <text:p/>
          </draw:path>
        </draw:g>
        <draw:g>
          <svg:title>TexMaths</svg:title>
          <svg:desc>18§display§$\textrm{z-error}$§svg§600§FALSE§</svg:desc>
          <draw:polygon draw:style-name="gr25" draw:text-style-name="P2" draw:layer="layout" svg:width="1.817cm" svg:height="0.291cm" svg:x="5.294cm" svg:y="3.702cm" svg:viewBox="0 0 1818 292" draw:points="909,292 0,292 0,0 1818,0 1818,292">
            <text:p/>
          </draw:polygon>
          <draw:path draw:style-name="gr21" draw:text-style-name="P3" draw:layer="layout" svg:width="0.237cm" svg:height="0.272cm" svg:x="5.311cm" svg:y="3.712cm" svg:viewBox="0 0 238 273" svg:d="M230 19c6-7 6-7 6-10 0-9-6-9-17-9h-203l-7 102h15c5-65 16-88 87-88h72l-177 239c-6 7-6 9-6 12 0 8 4 8 16 8h210l12-118h-16c-6 75-19 102-94 102h-75z">
            <text:p/>
          </draw:path>
          <draw:polygon draw:style-name="gr21" draw:text-style-name="P3" draw:layer="layout" svg:width="0.168cm" svg:height="0.038cm" svg:x="5.582cm" svg:y="3.83cm" svg:viewBox="0 0 169 39" draw:points="169,39 169,0 0,0 0,39">
            <text:p/>
          </draw:polygon>
          <draw:path draw:style-name="gr21" draw:text-style-name="P3" draw:layer="layout" svg:width="0.245cm" svg:height="0.291cm" svg:x="5.804cm" svg:y="3.702cm" svg:viewBox="0 0 246 292" svg:d="M53 125c5-95 58-111 80-111 64 0 72 85 72 111zM53 138h177c15 0 16 0 16-13 0-63-34-125-113-125-74 0-133 65-133 145 0 85 66 147 140 147 78 0 106-70 106-83 0-6-5-8-8-8-6 0-8 5-8 9-23 66-80 66-86 66-32 0-58-20-72-43-19-30-19-72-19-95z">
            <text:p/>
          </draw:path>
          <draw:path draw:style-name="gr21" draw:text-style-name="P3" draw:layer="layout" svg:width="0.214cm" svg:height="0.279cm" svg:x="6.085cm" svg:y="3.706cm" svg:viewBox="0 0 215 280" svg:d="M88 70v-70l-88 7v20c45 0 49 5 49 35v171c0 27-6 27-49 27v20c24 0 55-1 72-1 26 0 56 0 82 1v-20h-14c-46 0-48-5-48-28v-98c0-64 26-120 75-120 4 0 6 0 7 0-3 2-14 9-14 25 0 19 13 27 27 27 12 0 28-7 28-27s-21-39-48-39c-46 0-69 43-79 70z">
            <text:p/>
          </draw:path>
          <draw:path draw:style-name="gr21" draw:text-style-name="P3" draw:layer="layout" svg:width="0.214cm" svg:height="0.279cm" svg:x="6.333cm" svg:y="3.706cm" svg:viewBox="0 0 215 280" svg:d="M88 70v-70l-88 7v20c45 0 49 5 49 35v171c0 27-6 27-49 27v20c24 0 55-1 72-1 26 0 56 0 82 1v-20h-14c-46 0-48-5-48-28v-98c0-64 26-120 75-120 4 0 6 0 7 0-3 2-14 9-14 25 0 19 13 27 27 27 12 0 28-7 28-27s-21-39-48-39c-46 0-69 43-79 70z">
            <text:p/>
          </draw:path>
          <draw:path draw:style-name="gr21" draw:text-style-name="P3" draw:layer="layout" svg:width="0.281cm" svg:height="0.291cm" svg:x="6.58cm" svg:y="3.702cm" svg:viewBox="0 0 282 292" svg:d="M282 148c0-80-64-148-141-148-79 0-141 69-141 148 0 82 66 144 141 144 77 0 141-63 141-144zM141 276c-27 0-55-14-72-43-16-27-16-66-16-89 0-25 0-59 15-88 17-29 47-42 73-42 28 0 55 13 71 41 17 27 17 64 17 89 0 23 0 57-14 85-13 28-42 47-74 47z">
            <text:p/>
          </draw:path>
          <draw:path draw:style-name="gr21" draw:text-style-name="P3" draw:layer="layout" svg:width="0.214cm" svg:height="0.279cm" svg:x="6.897cm" svg:y="3.706cm" svg:viewBox="0 0 215 280" svg:d="M88 70v-70l-88 7v20c45 0 49 5 49 35v171c0 27-6 27-49 27v20c24 0 55-1 72-1 26 0 56 0 82 1v-20h-14c-46 0-48-5-48-28v-98c0-64 26-120 75-120 4 0 6 0 7 0-3 2-14 9-14 25 0 19 13 27 27 27 12 0 28-7 28-27s-21-39-48-39c-46 0-69 43-79 70z">
            <text:p/>
          </draw:path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17.73cm" svg:y="4.933cm" svg:viewBox="0 0 764 655" draw:points="383,655 0,655 0,0 764,0 764,655">
            <text:p/>
          </draw:polygon>
          <draw:path draw:style-name="gr4" draw:text-style-name="P3" draw:layer="layout" svg:width="0.657cm" svg:height="0.657cm" svg:x="17.786cm" svg:y="4.9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21.53cm" svg:y="4.933cm" svg:viewBox="0 0 764 655" draw:points="383,655 0,655 0,0 764,0 764,655">
            <text:p/>
          </draw:polygon>
          <draw:path draw:style-name="gr4" draw:text-style-name="P3" draw:layer="layout" svg:width="0.657cm" svg:height="0.657cm" svg:x="21.586cm" svg:y="4.9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22.931cm" svg:y="3.233cm" svg:viewBox="0 0 764 655" draw:points="383,655 0,655 0,0 764,0 764,655">
            <text:p/>
          </draw:polygon>
          <draw:path draw:style-name="gr4" draw:text-style-name="P3" draw:layer="layout" svg:width="0.657cm" svg:height="0.657cm" svg:x="22.987cm" svg:y="3.2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19.232cm" svg:y="3.233cm" svg:viewBox="0 0 764 655" draw:points="383,655 0,655 0,0 764,0 764,655">
            <text:p/>
          </draw:polygon>
          <draw:path draw:style-name="gr4" draw:text-style-name="P3" draw:layer="layout" svg:width="0.657cm" svg:height="0.657cm" svg:x="19.288cm" svg:y="3.2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frame draw:style-name="gr31" draw:text-style-name="P6" draw:layer="layout" svg:width="3.207cm" svg:height="0.891cm" svg:x="13.303cm" svg:y="7.391cm">
          <draw:text-box>
            <text:p text:style-name="P5"><text:span text:style-name="T1">cantilever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draw:custom-shape draw:style-name="gr32" draw:text-style-name="P11" draw:layer="layout" svg:width="14.986cm" svg:height="8.636cm" svg:x="0.014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302cm" svg:height="2.286cm" svg:x="11.798cm" svg:y="6.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286cm" svg:height="1.524cm" svg:x="15.77cm" svg:y="2.44cm">
          <text:p/>
          <draw:enhanced-geometry svg:viewBox="0 0 21600 21600" draw:type="rectangle" draw:enhanced-path="M 0 0 L 21600 0 21600 21600 0 21600 0 0 Z N"/>
        </draw:custom-shape>
        <draw:polygon draw:style-name="gr3" draw:text-style-name="P2" draw:layer="layout" svg:width="1.953cm" svg:height="0.771cm" svg:x="15.945cm" svg:y="2.826cm" svg:viewBox="0 0 1954 772" draw:points="977,772 0,772 0,0 1954,0 1954,772">
          <text:p/>
        </draw:polygon>
        <draw:path draw:style-name="gr4" draw:text-style-name="P3" draw:layer="layout" svg:width="0.527cm" svg:height="0.564cm" svg:x="15.989cm" svg:y="2.859cm" svg:viewBox="0 0 528 565" svg:d="M418 499c9 16 40 46 48 46 7 0 7-4 7-17v-134c0-31 4-36 55-36v-24c-28 2-73 2-95 2-33 0-99 0-125-2v24h24c71 0 73 9 73 38v50c0 86-99 95-121 95-51 0-205-29-205-260 0-230 154-257 200-257 84 0 154 71 170 185 2 9 2 13 13 13s11-4 11-20v-184c0-14 0-18-9-18-2 0-4 0-11 9l-39 57c-25-24-66-66-143-66-146 0-271 123-271 281 0 159 123 284 273 284 55 0 119-22 145-66z">
          <text:p/>
        </draw:path>
        <draw:path draw:style-name="gr4" draw:text-style-name="P3" draw:layer="layout" svg:width="0.25cm" svg:height="0.245cm" svg:x="16.583cm" svg:y="3.281cm" svg:viewBox="0 0 251 246" svg:d="M59 194c14-16 22-27 71-62 11-11 50-44 68-57 33-33 53-62 53-68 0-7-7-7-9-7-4 0-7 0-9 4-17 27-28 36-42 36-6 0-15-3-30-18-20-18-31-22-44-22-44 0-73 48-73 64 0 4 4 6 9 6 6 0 9-2 11-6 6-20 37-22 46-22 13 0 26 4 35 6 29 7 33 7 46 7-13 13-24 24-74 66-42 33-58 46-69 57-33 33-48 57-48 62 0 6 7 6 9 6 6 0 6-2 9-6 15-20 33-33 50-33 7 0 16 2 31 15 15 15 26 24 44 24 59 0 95-66 95-85 0-5-5-7-9-7-7 0-7 2-9 9-11 28-44 41-70 41-11 0-27-4-40-6-24-7-29-7-40-7 0 0-8 0-11 3z">
          <text:p/>
        </draw:path>
        <draw:path draw:style-name="gr4" draw:text-style-name="P3" draw:layer="layout" svg:width="0.182cm" svg:height="0.773cm" svg:x="16.984cm" svg:y="2.824cm" svg:viewBox="0 0 183 774" svg:d="M183 767c0-2 0-4-16-17-97-97-121-244-121-363 0-134 29-268 126-365 11-11 11-11 11-13 0-7-5-9-9-9-9 0-79 53-126 152-39 85-48 171-48 235 0 62 9 154 51 242 48 97 114 145 123 145 4 0 9-2 9-7z">
          <text:p/>
        </draw:path>
        <draw:path draw:style-name="gr4" draw:text-style-name="P3" draw:layer="layout" svg:width="0.329cm" svg:height="0.351cm" svg:x="17.239cm" svg:y="3.061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<text:p/>
        </draw:path>
        <draw:path draw:style-name="gr4" draw:text-style-name="P3" draw:layer="layout" svg:width="0.182cm" svg:height="0.773cm" svg:x="17.642cm" svg:y="2.824cm" svg:viewBox="0 0 183 774" svg:d="M183 387c0-59-9-154-53-242-46-94-115-145-121-145-7 0-9 2-9 9 0 2 0 2 15 17 77 77 121 200 121 361 0 134-28 270-125 367-11 9-11 11-11 13 0 5 2 7 9 7 6 0 77-53 123-150 40-85 51-171 51-237z">
          <text:p/>
        </draw:path>
        <draw:custom-shape draw:style-name="gr35" draw:text-style-name="P7" xml:id="id12" draw:id="id12" draw:layer="layout" svg:width="2.794cm" svg:height="0.762cm" svg:x="16.108cm" svg:y="7.566cm">
          <text:p/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3.465cm" svg:height="0.962cm" svg:x="15.908cm" svg:y="7.466cm">
          <draw:text-box>
            <text:p>cantilever</text:p>
          </draw:text-box>
        </draw:frame>
        <draw:custom-shape draw:style-name="gr37" draw:text-style-name="P7" xml:id="id11" draw:id="id11" draw:layer="layout" svg:width="1.27cm" svg:height="1.27cm" svg:x="19.186cm" svg:y="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4.746cm" svg:y1="3.248cm" svg:x2="15.845cm" svg:y2="3.248cm">
          <text:p/>
        </draw:line>
        <draw:custom-shape draw:style-name="gr38" draw:text-style-name="P7" draw:layer="layout" svg:width="1.27cm" svg:height="4.164cm" svg:x="9.565cm" svg:y="1.424cm">
          <text:p/>
          <draw:enhanced-geometry svg:viewBox="0 0 21600 21600" draw:type="rectangle" draw:enhanced-path="M 0 0 L 21600 0 21600 21600 0 21600 0 0 Z N"/>
        </draw:custom-shape>
        <draw:line draw:style-name="gr39" draw:text-style-name="P6" draw:layer="layout" svg:x1="10.073cm" svg:y1="0.408cm" svg:x2="10.073cm" svg:y2="1.424cm">
          <text:p/>
        </draw:line>
        <draw:polygon draw:style-name="gr40" draw:text-style-name="P10" draw:layer="layout" svg:width="0.273cm" svg:height="0.657cm" svg:x="10.307cm" svg:y="0.159cm" svg:viewBox="0 0 274 658" draw:points="137,658 0,658 0,0 274,0 274,658">
          <text:p/>
        </draw:polygon>
        <draw:path draw:style-name="gr4" draw:text-style-name="P3" draw:layer="layout" svg:width="0.211cm" svg:height="0.66cm" svg:x="10.341cm" svg:y="0.156cm" svg:viewBox="0 0 212 661" svg:d="M143 224l-140 11v31c67 0 75 6 75 53v266c0 45-11 45-78 45v31c31 0 87-3 109-3 36 0 70 3 103 3v-31c-64 0-69-5-69-42zM148 53c0-33-25-53-53-53-31 0-53 28-53 53s22 51 53 51c28 0 53-20 53-51z">
          <text:p/>
        </draw:path>
        <draw:line draw:style-name="gr19" draw:text-style-name="P6" xml:id="id10" draw:id="id10" draw:layer="layout" svg:x1="10.835cm" svg:y1="3.338cm" svg:x2="12.398cm" svg:y2="3.338cm">
          <text:p/>
        </draw:line>
        <draw:polygon draw:style-name="gr40" draw:text-style-name="P10" draw:layer="layout" svg:width="0.71cm" svg:height="0.671cm" svg:x="19.441cm" svg:y="2.785cm" svg:viewBox="0 0 711 672" draw:points="356,672 0,672 0,0 711,0 711,672">
          <text:p/>
        </draw:polygon>
        <draw:path draw:style-name="gr4" draw:text-style-name="P3" draw:layer="layout" svg:width="0.601cm" svg:height="0.674cm" svg:x="19.497cm" svg:y="2.782cm" svg:viewBox="0 0 602 675" svg:d="M314 353c8-11 8-14 8-17s-6-8-8-14l-202-291h227c168 0 218 36 238 190h25l-28-221h-549c-22 0-25 0-25 22l246 359-235 269c-11 8-11 11-11 14 0 11 11 11 25 11h549l28-232h-25c-17 165-84 190-241 190h-272z">
          <text:p/>
        </draw:path>
        <draw:custom-shape draw:style-name="gr37" draw:text-style-name="P7" xml:id="id14" draw:id="id14" draw:layer="layout" svg:width="1.27cm" svg:height="1.27cm" svg:x="1.931cm" svg:y="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0" draw:text-style-name="P10" draw:layer="layout" svg:width="0.71cm" svg:height="0.671cm" svg:x="2.255cm" svg:y="3.56cm" svg:viewBox="0 0 711 672" draw:points="356,672 0,672 0,0 711,0 711,672">
          <text:p/>
        </draw:polygon>
        <draw:path draw:style-name="gr4" draw:text-style-name="P3" draw:layer="layout" svg:width="0.601cm" svg:height="0.674cm" svg:x="2.311cm" svg:y="3.557cm" svg:viewBox="0 0 602 675" svg:d="M314 353c8-11 8-14 8-17s-6-8-8-14l-202-291h227c168 0 218 36 238 190h25l-28-221h-549c-22 0-25 0-25 22l246 359-235 269c-11 8-11 11-11 14 0 11 11 11 25 11h549l28-232h-25c-17 165-84 190-241 190h-272z">
          <text:p/>
        </draw:path>
        <draw:custom-shape draw:style-name="gr41" draw:text-style-name="P7" draw:layer="layout" svg:width="4.318cm" svg:height="2.57cm" svg:x="4.132cm" svg:y="3.018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3.201cm" svg:y1="3.88cm" svg:x2="4.132cm" svg:y2="3.909cm">
          <text:p/>
        </draw:line>
        <draw:line draw:style-name="gr19" draw:text-style-name="P6" draw:layer="layout" svg:x1="0.153cm" svg:y1="3.98cm" svg:x2="1.931cm" svg:y2="3.98cm">
          <text:p/>
        </draw:line>
        <draw:polygon draw:style-name="gr40" draw:text-style-name="P10" draw:layer="layout" svg:width="1.654cm" svg:height="0.705cm" svg:x="0.138cm" svg:y="3.053cm" svg:viewBox="0 0 1655 706" draw:points="829,706 0,706 0,0 1655,0 1655,706">
          <text:p/>
        </draw:polygon>
        <draw:path draw:style-name="gr4" draw:text-style-name="P3" draw:layer="layout" svg:width="0.369cm" svg:height="0.425cm" svg:x="0.166cm" svg:y="3.05cm" svg:viewBox="0 0 370 426" svg:d="M358 31c9-11 9-14 9-17 0-14-6-14-25-14h-317l-11 160h25c6-101 25-138 135-138h112l-278 373c-8 11-8 14-8 19 0 12 6 12 25 12h328l17-185h-26c-8 117-28 162-142 162h-118z">
          <text:p/>
        </draw:path>
        <draw:path draw:style-name="gr4" draw:text-style-name="P3" draw:layer="layout" svg:width="0.321cm" svg:height="0.313cm" svg:x="0.606cm" svg:y="3.319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5-8 28 0 14 14 23 25 23 8 0 22-6 28-20 3-6 8-36 14-53z">
          <text:p/>
        </draw:path>
        <draw:path draw:style-name="gr4" draw:text-style-name="P3" draw:layer="layout" svg:width="0.296cm" svg:height="0.313cm" svg:x="1.006cm" svg:y="3.319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<text:p/>
        </draw:path>
        <draw:path draw:style-name="gr4" draw:text-style-name="P3" draw:layer="layout" svg:width="0.369cm" svg:height="0.626cm" svg:x="1.381cm" svg:y="3.1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<text:p/>
        </draw:path>
        <draw:polygon draw:style-name="gr40" draw:text-style-name="P10" draw:layer="layout" svg:width="0.948cm" svg:height="0.571cm" svg:x="11.251cm" svg:y="2.454cm" svg:viewBox="0 0 949 572" draw:points="476,572 0,572 0,0 949,0 949,572">
          <text:p/>
        </draw:polygon>
        <draw:path draw:style-name="gr4" draw:text-style-name="P3" draw:layer="layout" svg:width="0.497cm" svg:height="0.447cm" svg:x="11.282cm" svg:y="2.44cm" svg:viewBox="0 0 498 448" svg:d="M356 359v89l142-11v-31c-70 0-78-5-78-53v-353l-146 11v31c70 0 79 6 79 56v177c0 84-48 151-121 151-84 0-86-45-86-98v-328l-146 11v31c78 0 78 3 78 90v148c0 79 0 168 149 168 56 0 101-28 129-89z">
          <text:p/>
        </draw:path>
        <draw:path draw:style-name="gr4" draw:text-style-name="P3" draw:layer="layout" svg:width="0.318cm" svg:height="0.313cm" svg:x="11.839cm" svg:y="2.72cm" svg:viewBox="0 0 319 314" svg:d="M76 247c16-20 28-34 89-79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20 34 31 56 31 76 0 120-84 120-109 0-6-5-9-11-9-8 0-8 3-11 11-14 37-56 54-90 54-14 0-33-6-50-9-31-8-36-8-50-8 0 0-12 0-14 3z">
          <text:p/>
        </draw:path>
        <draw:line draw:style-name="gr19" draw:text-style-name="P6" draw:layer="layout" svg:x1="8.45cm" svg:y1="3.556cm" svg:x2="9.565cm" svg:y2="3.556cm">
          <text:p/>
        </draw:line>
        <draw:line draw:style-name="gr19" draw:text-style-name="P6" draw:layer="layout" svg:x1="6.579cm" svg:y1="2.04cm" svg:x2="9.565cm" svg:y2="2.04cm">
          <text:p/>
        </draw:line>
        <draw:polygon draw:style-name="gr40" draw:text-style-name="P10" draw:layer="layout" svg:width="1.822cm" svg:height="0.705cm" svg:x="6.582cm" svg:y="1.141cm" svg:viewBox="0 0 1823 706" draw:points="910,706 0,706 0,0 1823,0 1823,706">
          <text:p/>
        </draw:polygon>
        <draw:path draw:style-name="gr4" draw:text-style-name="P3" draw:layer="layout" svg:width="0.497cm" svg:height="0.447cm" svg:x="6.613cm" svg:y="1.127cm" svg:viewBox="0 0 498 448" svg:d="M356 359v89l142-11v-31c-70 0-78-5-78-53v-353l-146 11v31c70 0 79 6 79 56v177c0 84-48 151-121 151-84 0-86-45-86-98v-328l-146 11v31c78 0 78 3 78 90v148c0 79 0 168 149 168 56 0 101-28 129-89z">
          <text:p/>
        </draw:path>
        <draw:path draw:style-name="gr4" draw:text-style-name="P3" draw:layer="layout" svg:width="0.318cm" svg:height="0.313cm" svg:x="7.17cm" svg:y="1.407cm" svg:viewBox="0 0 319 314" svg:d="M76 247c16-20 28-34 89-79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20 34 31 56 31 76 0 120-84 120-109 0-6-5-9-11-9-8 0-8 3-11 11-14 37-56 54-90 54-14 0-33-6-50-9-31-8-36-8-50-8 0 0-12 0-14 3z">
          <text:p/>
        </draw:path>
        <draw:path draw:style-name="gr4" draw:text-style-name="P3" draw:layer="layout" svg:width="0.089cm" svg:height="0.215cm" svg:x="7.607cm" svg:y="1.631cm" svg:viewBox="0 0 90 216" svg:d="M70 70c0 36-6 81-56 126-3 3-3 6-3 9 0 5 6 11 9 11 11 0 70-56 70-140 0-42-17-76-51-76-22 0-39 17-39 39 0 23 17 42 42 42 17 0 28-11 28-11z">
          <text:p/>
        </draw:path>
        <draw:path draw:style-name="gr4" draw:text-style-name="P3" draw:layer="layout" svg:width="0.324cm" svg:height="0.313cm" svg:x="7.806cm" svg:y="1.407cm" svg:viewBox="0 0 325 314" svg:d="M325 120c0-75-56-120-126-120-101 0-199 98-199 193 0 68 50 121 126 121 101 0 199-93 199-194zM126 294c-34 0-67-22-67-78 0-28 11-96 39-135 31-45 70-61 101-61 39 0 70 25 70 78 0 14-9 84-39 132-26 42-68 64-104 64z">
          <text:p/>
        </draw:path>
        <draw:path draw:style-name="gr4" draw:text-style-name="P3" draw:layer="layout" svg:width="0.156cm" svg:height="0.486cm" svg:x="8.192cm" svg:y="1.233cm" svg:viewBox="0 0 157 487" svg:d="M154 20c0 0 3-9 3-12 0-2-3-8-11-8-14 0-73 6-90 6-6 2-14 2-14 16 0 12 8 12 17 12 33 0 33 2 33 8s0 11-2 17l-87 342c-3 5-3 14-3 22 0 45 39 64 73 64 17 0 39-5 56-36 17-25 25-67 25-70 0-8-8-8-11-8-9 0-11 5-14 16-9 34-23 79-53 79-17 0-23-17-23-34 0-8 3-19 3-28z">
          <text:p/>
        </draw:path>
        <draw:custom-shape draw:style-name="gr42" draw:text-style-name="P7" xml:id="id13" draw:id="id13" draw:layer="layout" svg:width="2.794cm" svg:height="1.524cm" svg:x="12.598cm" svg:y="7.112cm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2.157cm" svg:height="1.673cm" svg:x="13.052cm" svg:y="7.063cm">
          <draw:text-box>
            <text:p>Photo</text:p>
            <text:p>diode</text:p>
          </draw:text-box>
        </draw:frame>
        <draw:frame draw:style-name="gr44" draw:text-style-name="P12" draw:layer="layout" svg:width="3.558cm" svg:height="0.962cm" draw:transform="rotate (1.5707963267949) translate (9.665cm 5.334cm)">
          <draw:text-box>
            <text:p>multiplexer</text:p>
          </draw:text-box>
        </draw:frame>
        <draw:line draw:style-name="gr26" draw:text-style-name="P6" draw:layer="layout" svg:x1="11.128cm" svg:y1="3.338cm" svg:x2="11.128cm" svg:y2="1.524cm">
          <text:p/>
        </draw:line>
        <draw:line draw:style-name="gr29" draw:text-style-name="P6" draw:layer="layout" svg:x1="11.128cm" svg:y1="1.524cm" svg:x2="13.922cm" svg:y2="1.524cm">
          <text:p/>
        </draw:line>
        <draw:frame draw:style-name="gr36" draw:text-style-name="P12" draw:layer="layout" svg:width="2.665cm" svg:height="0.962cm" svg:x="11.319cm" svg:y="0.662cm">
          <draw:text-box>
            <text:p>image</text:p>
          </draw:text-box>
        </draw:frame>
        <draw:line draw:style-name="gr26" draw:text-style-name="P6" draw:layer="layout" svg:x1="16.977cm" svg:y1="1.778cm" svg:x2="19.771cm" svg:y2="1.778cm">
          <text:p/>
        </draw:line>
        <draw:line draw:style-name="gr19" draw:text-style-name="P6" draw:layer="layout" svg:x1="19.771cm" svg:y1="1.778cm" svg:x2="19.771cm" svg:y2="2.54cm">
          <text:p/>
        </draw:line>
        <draw:frame draw:style-name="gr45" draw:text-style-name="P12" draw:layer="layout" svg:width="2.581cm" svg:height="0.962cm" svg:x="16.936cm" svg:y="1.016cm">
          <draw:text-box>
            <text:p>surface</text:p>
          </draw:text-box>
        </draw:frame>
        <draw:polygon draw:style-name="gr40" draw:text-style-name="P10" draw:layer="layout" svg:width="3.991cm" svg:height="1.579cm" svg:x="4.265cm" svg:y="4.009cm" svg:viewBox="0 0 3992 1580" draw:points="1996,1580 0,1580 0,0 3992,0 3992,1580">
          <text:p/>
        </draw:polygon>
        <draw:path draw:style-name="gr4" draw:text-style-name="P3" draw:layer="layout" svg:width="0.327cm" svg:height="0.287cm" svg:x="4.283cm" svg:y="4.201cm" svg:viewBox="0 0 328 288" svg:d="M203 247c8 25 31 41 58 41 22 0 36-14 47-34 11-24 20-63 20-63 0-7-8-7-9-7-6 0-6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<text:p/>
        </draw:path>
        <draw:path draw:style-name="gr4" draw:text-style-name="P3" draw:layer="layout" svg:width="0.136cm" svg:height="0.3cm" svg:x="4.647cm" svg:y="4.2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<text:p/>
        </draw:path>
        <draw:path draw:style-name="gr4" draw:text-style-name="P3" draw:layer="layout" svg:width="0.148cm" svg:height="0.633cm" svg:x="4.899cm" svg:y="4.007cm" svg:viewBox="0 0 149 634" svg:d="M149 628c0-2 0-3-12-14-79-79-99-200-99-297 0-110 23-220 102-299 9-9 9-9 9-11 0-5-3-7-7-7-7 0-65 43-102 124-33 70-40 141-40 193 0 50 7 126 41 198 40 79 94 119 101 119 4 0 7-2 7-6z">
          <text:p/>
        </draw:path>
        <draw:path draw:style-name="gr4" draw:text-style-name="P3" draw:layer="layout" svg:width="0.287cm" svg:height="0.447cm" svg:x="5.116cm" svg:y="4.043cm" svg:viewBox="0 0 288 448" svg:d="M148 7c0 0 0-7-9-7-15 0-62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50-72 59z">
          <text:p/>
        </draw:path>
        <draw:path draw:style-name="gr4" draw:text-style-name="P3" draw:layer="layout" svg:width="0.148cm" svg:height="0.633cm" svg:x="5.465cm" svg:y="4.007cm" svg:viewBox="0 0 149 634" svg:d="M149 317c0-49-7-126-43-198-38-78-93-119-99-119-5 0-7 2-7 7 0 2 0 2 13 15 63 63 99 163 99 295 0 110-24 221-103 300-9 8-9 9-9 11 0 4 2 6 7 6 6 0 63-44 101-123 32-70 41-140 41-194z">
          <text:p/>
        </draw:path>
        <draw:path draw:style-name="gr4" draw:text-style-name="P3" draw:layer="layout" svg:width="0.422cm" svg:height="0.148cm" svg:x="5.89cm" svg:y="4.25cm" svg:viewBox="0 0 423 149" svg:d="M401 25c9 0 22 0 22-12 0-13-13-13-22-13h-379c-9 0-22 0-22 13 0 12 13 12 22 12zM401 149c9 0 22 0 22-12 0-13-13-13-22-13h-379c-9 0-22 0-22 13 0 12 13 12 22 12z">
          <text:p/>
        </draw:path>
        <draw:path draw:style-name="gr4" draw:text-style-name="P3" draw:layer="layout" svg:width="0.244cm" svg:height="0.287cm" svg:x="6.549cm" svg:y="4.201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<text:p/>
        </draw:path>
        <draw:path draw:style-name="gr4" draw:text-style-name="P3" draw:layer="layout" svg:width="0.148cm" svg:height="0.633cm" svg:x="6.877cm" svg:y="4.007cm" svg:viewBox="0 0 149 634" svg:d="M149 628c0-2 0-3-12-14-79-79-99-200-99-297 0-110 23-220 102-299 9-9 9-9 9-11 0-5-3-7-7-7-7 0-65 43-102 124-33 70-40 141-40 193 0 50 7 126 41 198 40 79 94 119 101 119 4 0 7-2 7-6z">
          <text:p/>
        </draw:path>
        <draw:path draw:style-name="gr4" draw:text-style-name="P3" draw:layer="layout" svg:width="0.287cm" svg:height="0.447cm" svg:x="7.094cm" svg:y="4.043cm" svg:viewBox="0 0 288 448" svg:d="M148 7c0 0 0-7-9-7-15 0-62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50-72 59z">
          <text:p/>
        </draw:path>
        <draw:path draw:style-name="gr4" draw:text-style-name="P3" draw:layer="layout" svg:width="0.148cm" svg:height="0.633cm" svg:x="7.443cm" svg:y="4.007cm" svg:viewBox="0 0 149 634" svg:d="M149 317c0-49-7-126-43-198-38-78-93-119-99-119-5 0-7 2-7 7 0 2 0 2 13 15 63 63 99 163 99 295 0 110-24 221-103 300-9 8-9 9-9 11 0 4 2 6 7 6 6 0 63-44 101-123 32-70 41-140 41-194z">
          <text:p/>
        </draw:path>
        <draw:path draw:style-name="gr4" draw:text-style-name="P3" draw:layer="layout" svg:width="0.422cm" svg:height="0.422cm" svg:x="5.223cm" svg:y="5.062cm" svg:viewBox="0 0 423 423" svg:d="M225 225h176c9 0 22 0 22-13 0-14-13-14-22-14h-176v-176c0-9 0-22-13-22-12 0-12 13-12 22v176h-178c-9 0-22 0-22 14 0 13 13 13 22 13h178v176c0 9 0 22 12 22 13 0 13-13 13-22z">
          <text:p/>
        </draw:path>
        <draw:path draw:style-name="gr4" draw:text-style-name="P3" draw:layer="layout" svg:width="0.327cm" svg:height="0.287cm" svg:x="5.698cm" svg:y="5.15cm" svg:viewBox="0 0 328 288" svg:d="M203 247c8 25 31 41 58 41 22 0 36-14 47-34 11-24 20-63 20-63 0-7-8-7-9-7-6 0-6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<text:p/>
        </draw:path>
        <draw:path draw:style-name="gr4" draw:text-style-name="P3" draw:layer="layout" svg:width="0.204cm" svg:height="0.201cm" svg:x="6.067cm" svg:y="5.33cm" svg:viewBox="0 0 205 202" svg:d="M49 158c10-12 19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3-3-5-7-5-5 0-5 4-7 7-9 24-36 34-58 34-9 0-21-3-32-5-20-5-23-5-32-5 0 0-8 0-9 1z">
          <text:p/>
        </draw:path>
        <draw:path draw:style-name="gr4" draw:text-style-name="P3" draw:layer="layout" svg:width="0.148cm" svg:height="0.633cm" svg:x="6.394cm" svg:y="4.955cm" svg:viewBox="0 0 149 634" svg:d="M149 628c0-2 0-3-12-14-79-79-99-200-99-297 0-110 23-220 102-299 9-9 9-9 9-11 0-5-3-7-7-7-7 0-65 43-102 124-33 70-40 141-40 193 0 50 7 126 41 198 40 79 94 119 101 119 4 0 7-2 7-6z">
          <text:p/>
        </draw:path>
        <draw:path draw:style-name="gr4" draw:text-style-name="P3" draw:layer="layout" svg:width="0.287cm" svg:height="0.447cm" svg:x="6.61cm" svg:y="4.991cm" svg:viewBox="0 0 288 448" svg:d="M148 7c0 0 0-7-9-7-15 0-60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3 2-30 2-37 27-37 34 0 11 7 23 25 23 16 0 34-14 34-39 0-18-14-40-43-40-18 0-47 6-92 56-22 23-47 50-72 59z">
          <text:p/>
        </draw:path>
        <draw:path draw:style-name="gr4" draw:text-style-name="P3" draw:layer="layout" svg:width="0.388cm" svg:height="0.026cm" svg:x="7.118cm" svg:y="5.26cm" svg:viewBox="0 0 389 27" svg:d="M365 27c11 0 24 0 24-13 0-14-13-14-24-14h-343c-11 0-22 0-22 14 0 13 11 13 22 13z">
          <text:p/>
        </draw:path>
        <draw:path draw:style-name="gr4" draw:text-style-name="P3" draw:layer="layout" svg:width="0.21cm" svg:height="0.422cm" svg:x="7.751cm" svg:y="5.009cm" svg:viewBox="0 0 211 423" svg:d="M131 16c0-14 0-16-14-16-40 41-97 41-117 41v20c13 0 50 0 83-18v330c0 23-2 30-60 30h-19v20c23-2 77-2 104-2 25 0 81 0 103 2v-20h-20c-58 0-60-7-60-30z">
          <text:p/>
        </draw:path>
        <draw:path draw:style-name="gr4" draw:text-style-name="P3" draw:layer="layout" svg:width="0.148cm" svg:height="0.633cm" svg:x="8.046cm" svg:y="4.955cm" svg:viewBox="0 0 149 634" svg:d="M149 317c0-49-7-126-43-198-38-78-93-119-99-119-5 0-7 2-7 7 0 2 0 2 13 15 63 63 99 163 99 295 0 110-24 221-103 300-9 8-9 9-9 11 0 4 2 6 7 6 6 0 63-42 101-123 32-70 41-140 41-194z">
          <text:p/>
        </draw:path>
        <draw:custom-shape draw:style-name="gr46" draw:text-style-name="P7" xml:id="id9" draw:id="id9" draw:layer="layout" svg:width="1.524cm" svg:height="1.27cm" svg:x="8.396cm" svg:y="5.842cm">
          <text:p/>
          <draw:enhanced-geometry svg:viewBox="0 0 21600 21600" draw:type="rectangle" draw:enhanced-path="M 0 0 L 21600 0 21600 21600 0 21600 0 0 Z N"/>
        </draw:custom-shape>
        <draw:connector draw:style-name="gr47" draw:text-style-name="P5" draw:layer="layout" svg:x1="9.92cm" svg:y1="6.477cm" svg:x2="11.616cm" svg:y2="3.338cm" draw:start-shape="id9" draw:start-glue-point="1" draw:end-shape="id10" draw:end-glue-point="0" svg:d="M9920 6477h1696v-3139" svg:viewBox="0 0 1697 3140">
          <text:p/>
        </draw:connector>
        <draw:polygon draw:style-name="gr40" draw:text-style-name="P10" draw:layer="layout" svg:width="1.441cm" svg:height="0.8cm" svg:x="8.478cm" svg:y="6.058cm" svg:viewBox="0 0 1442 801" draw:points="722,801 0,801 0,0 1442,0 1442,801">
          <text:p/>
        </draw:polygon>
        <draw:path draw:style-name="gr4" draw:text-style-name="P3" draw:layer="layout" svg:width="0.369cm" svg:height="0.425cm" svg:x="8.506cm" svg:y="6.433cm" svg:viewBox="0 0 370 426" svg:d="M358 31c9-11 9-14 9-17 0-14-6-14-25-14h-317l-11 160h25c6-101 25-138 135-138h112l-278 373c-8 11-8 14-8 20 0 11 6 11 25 11h328l17-185h-26c-8 117-28 162-142 162h-118z">
          <text:p/>
        </draw:path>
        <draw:path draw:style-name="gr4" draw:text-style-name="P3" draw:layer="layout" svg:width="0.467cm" svg:height="0.035cm" svg:x="8.988cm" svg:y="6.31cm" svg:viewBox="0 0 468 36" svg:d="M440 36c11 0 28 0 28-16 0-20-14-20-28-20h-412c-11 0-28 0-28 17 0 19 17 19 28 19z">
          <text:p/>
        </draw:path>
        <draw:path draw:style-name="gr4" draw:text-style-name="P3" draw:layer="layout" svg:width="0.254cm" svg:height="0.458cm" svg:x="9.601cm" svg:y="6.044cm" svg:viewBox="0 0 255 459" svg:d="M157 20c0-20 0-20-20-20-45 45-109 45-137 45v25c17 0 62 0 101-20v353c0 23 0 31-70 31h-25v25c11 0 98-2 123-2 22 0 109 2 126 2v-25h-28c-70 0-70-8-70-31z">
          <text:p/>
        </draw:path>
        <draw:custom-shape draw:style-name="gr48" draw:text-style-name="P13" draw:layer="layout" svg:width="4.318cm" svg:height="0.891cm" svg:x="4.132cm" svg:y="3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0" draw:layer="layout" svg:width="1.585cm" svg:height="0.631cm" svg:x="5.61cm" svg:y="3.166cm" svg:viewBox="0 0 1586 632" draw:points="794,632 0,632 0,0 1586,0 1586,632">
          <text:p/>
        </draw:polygon>
        <draw:path draw:style-name="gr4" draw:text-style-name="P3" draw:layer="layout" svg:width="0.426cm" svg:height="0.433cm" svg:x="5.632cm" svg:y="3.207cm" svg:viewBox="0 0 427 434" svg:d="M0 0v20h14c51 0 51 7 51 30v335c0 22 0 29-51 29h-14v20h232c106 0 195-94 195-214 0-121-85-220-195-220zM151 414c-30 0-30-3-30-25v-344c0-22 0-25 30-25h63c40 0 85 14 117 59 27 38 33 92 33 141 0 72-13 110-36 140-13 18-49 54-112 54z">
          <text:p/>
        </draw:path>
        <draw:path draw:style-name="gr4" draw:text-style-name="P3" draw:layer="layout" svg:width="0.204cm" svg:height="0.201cm" svg:x="6.118cm" svg:y="3.539cm" svg:viewBox="0 0 205 202" svg:d="M49 159c10-13 18-22 57-51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3 22 20 36 20 49 0 77-54 77-71 0-3-3-5-7-5-5 0-5 2-7 7-9 24-36 35-58 35-9 0-21-4-32-6-20-5-23-5-32-5 0 0-8 0-9 2z">
          <text:p/>
        </draw:path>
        <draw:path draw:style-name="gr4" draw:text-style-name="P3" draw:layer="layout" svg:width="0.148cm" svg:height="0.633cm" svg:x="6.445cm" svg:y="3.164cm" svg:viewBox="0 0 149 634" svg:d="M149 629c0-2 0-4-12-15-79-79-99-200-99-297 0-110 23-220 102-299 9-9 9-9 9-11 0-5-3-7-7-7-7 0-65 43-102 124-33 71-40 141-40 193 0 50 7 126 41 198 40 79 94 119 101 119 4 0 7-2 7-5z">
          <text:p/>
        </draw:path>
        <draw:path draw:style-name="gr4" draw:text-style-name="P3" draw:layer="layout" svg:width="0.269cm" svg:height="0.287cm" svg:x="6.656cm" svg:y="3.359cm" svg:viewBox="0 0 270 288" svg:d="M58 229c34-38 52-52 75-72 0-2 40-35 63-58 60-59 74-90 74-92 0-7-5-7-7-7-4 0-6 2-9 7-20 31-33 42-49 42-14 0-21-11-32-22-11-14-22-27-43-27-49 0-78 59-78 72 0 4 2 7 7 7 6 0 8-3 9-7 13-29 49-29 54-29 13 0 26 4 40 9 25 9 32 9 49 9-22 29-76 74-89 85l-57 52c-43 43-65 79-65 85 0 5 7 5 7 5 6 0 7 0 11-7 14-23 34-40 54-40 14 0 22 6 38 24 11 14 21 23 39 23 63 0 101-81 101-97 0-4-3-7-9-7-5 0-5 3-7 9-16 41-56 54-77 54-13 0-24-6-38-9-22-9-31-11-45-11 0 0-11 0-16 2z">
          <text:p/>
        </draw:path>
        <draw:path draw:style-name="gr4" draw:text-style-name="P3" draw:layer="layout" svg:width="0.148cm" svg:height="0.633cm" svg:x="6.985cm" svg:y="3.164cm" svg:viewBox="0 0 149 634" svg:d="M149 317c0-49-7-126-43-198-38-78-93-119-99-119-5 0-7 2-7 7 0 2 0 2 13 15 63 63 99 164 99 295 0 110-24 222-103 301-9 7-9 9-9 11 0 3 2 5 7 5 6 0 63-43 101-122 32-71 41-141 41-195z">
          <text:p/>
        </draw:path>
        <draw:connector draw:style-name="gr49" draw:text-style-name="P5" draw:layer="layout" svg:x1="8.396cm" svg:y1="6.477cm" svg:x2="6.261cm" svg:y2="5.589cm" draw:start-shape="id9" svg:d="M8396 6477h-1331v-888h-804" svg:viewBox="0 0 2136 889">
          <text:p/>
        </draw:connector>
        <draw:connector draw:style-name="gr49" draw:text-style-name="P5" draw:layer="layout" svg:x1="19.821cm" svg:y1="3.71cm" svg:x2="18.902cm" svg:y2="7.947cm" draw:start-shape="id11" draw:start-glue-point="8" draw:end-shape="id12" draw:end-glue-point="1" svg:d="M19821 3710v4237h-919" svg:viewBox="0 0 920 4238">
          <text:p/>
        </draw:connector>
        <draw:line draw:style-name="gr19" draw:text-style-name="P6" draw:layer="layout" svg:x1="16.108cm" svg:y1="7.874cm" svg:x2="15.392cm" svg:y2="7.874cm">
          <text:p/>
        </draw:line>
        <draw:connector draw:style-name="gr50" draw:text-style-name="P14" draw:layer="layout" svg:x1="12.598cm" svg:y1="7.874cm" svg:x2="2.566cm" svg:y2="4.542cm" draw:start-shape="id13" draw:start-glue-point="3" draw:end-shape="id14" draw:end-glue-point="8" svg:d="M12598 7874h-10032v-3332" svg:viewBox="0 0 10033 3333">
          <text:p/>
        </draw:connector>
        <draw:polygon draw:style-name="gr40" draw:text-style-name="P10" draw:layer="layout" svg:width="0.763cm" svg:height="0.654cm" svg:x="1.536cm" svg:y="4.573cm" svg:viewBox="0 0 764 655" draw:points="383,655 0,655 0,0 764,0 764,655">
          <text:p/>
        </draw:polygon>
        <draw:path draw:style-name="gr4" draw:text-style-name="P3" draw:layer="layout" svg:width="0.603cm" svg:height="0.041cm" svg:x="1.617cm" svg:y="4.878cm" svg:viewBox="0 0 604 42" svg:d="M568 42c17 0 36 0 36-20 0-22-19-22-36-22h-534c-17 0-34 0-34 22 0 20 17 20 34 20z">
          <text:p/>
        </draw:path>
        <draw:polygon draw:style-name="gr40" draw:text-style-name="P10" draw:layer="layout" svg:width="0.458cm" svg:height="0.425cm" svg:x="3.366cm" svg:y="3.062cm" svg:viewBox="0 0 459 426" draw:points="230,426 0,426 0,0 459,0 459,426">
          <text:p/>
        </draw:polygon>
        <draw:path draw:style-name="gr4" draw:text-style-name="P3" draw:layer="layout" svg:width="0.38cm" svg:height="0.447cm" svg:x="3.411cm" svg:y="3.048cm" svg:viewBox="0 0 381 448" svg:d="M140 210c28 0 101-3 151-25 70-28 76-87 76-101 0-42-40-84-107-84-112 0-260 95-260 269 0 101 59 179 157 179 140 0 224-104 224-118 0-5-6-11-12-11-5 0-8 3-14 9-78 98-184 98-198 98-76 0-87-82-87-115 0-11 3-42 17-101zM92 188c40-152 143-166 168-166 45 0 73 28 73 62 0 104-159 104-199 104z">
          <text:p/>
        </draw:path>
        <draw:polygon draw:style-name="gr40" draw:text-style-name="P10" draw:layer="layout" svg:width="0.825cm" svg:height="0.571cm" svg:x="8.65cm" svg:y="2.722cm" svg:viewBox="0 0 826 572" draw:points="412,572 0,572 0,0 826,0 826,572">
          <text:p/>
        </draw:polygon>
        <draw:path draw:style-name="gr4" draw:text-style-name="P3" draw:layer="layout" svg:width="0.497cm" svg:height="0.447cm" svg:x="8.681cm" svg:y="2.708cm" svg:viewBox="0 0 498 448" svg:d="M356 359v89l142-11v-31c-70 0-78-5-78-53v-353l-146 11v31c70 0 79 6 79 56v177c0 84-48 151-121 151-84 0-86-45-86-98v-328l-146 11v31c78 0 78 3 78 90v148c0 79 0 168 149 168 56 0 101-28 129-89z">
          <text:p/>
        </draw:path>
        <draw:path draw:style-name="gr4" draw:text-style-name="P3" draw:layer="layout" svg:width="0.212cm" svg:height="0.467cm" svg:x="9.227cm" svg:y="2.834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<text:p/>
        </draw:path>
        <draw:polygon draw:style-name="gr40" draw:text-style-name="P10" draw:layer="layout" svg:width="1.449cm" svg:height="0.704cm" svg:x="4.152cm" svg:y="7.126cm" svg:viewBox="0 0 1450 705" draw:points="725,705 0,705 0,0 1450,0 1450,705">
          <text:p/>
        </draw:polygon>
        <draw:path draw:style-name="gr4" draw:text-style-name="P3" draw:layer="layout" svg:width="0.419cm" svg:height="0.447cm" svg:x="4.194cm" svg:y="7.112cm" svg:viewBox="0 0 420 448" svg:d="M90 356c53-59 81-82 117-112 0-3 62-54 98-90 92-92 115-140 115-143 0-11-9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6-11-14-11s-8 5-14 14c-22 64-84 83-117 83-20 0-37-8-59-14-34-13-48-16-70-16 0 0-17 0-25 3z">
          <text:p/>
        </draw:path>
        <draw:path draw:style-name="gr4" draw:text-style-name="P3" draw:layer="layout" svg:width="0.355cm" svg:height="0.486cm" svg:x="4.65cm" svg:y="7.218cm" svg:viewBox="0 0 356 487" svg:d="M353 20c3 0 3-9 3-12 0-2-3-8-12-8-11 0-70 6-86 6-6 2-17 2-17 16 0 12 11 12 19 12 34 0 34 2 34 8s-3 11-3 17l-39 157c-17-23-39-40-73-40-89 0-179 96-179 196 0 67 45 115 104 115 39 0 72-20 100-48 12 42 54 48 70 48 26 0 42-14 56-36 14-28 23-68 23-70 0-9-9-9-9-9-11 0-11 3-16 23-9 33-23 72-51 72-19 0-22-14-22-33 0-14 0-20 3-28zM207 395c-5 19-22 33-36 44-6 6-34 28-65 28-25 0-50-16-50-67 0-36 20-112 36-140 31-56 68-64 87-64 48 0 62 50 62 59 0 3 0 8-3 11z">
          <text:p/>
        </draw:path>
        <draw:path draw:style-name="gr4" draw:text-style-name="P3" draw:layer="layout" svg:width="0.368cm" svg:height="0.626cm" svg:x="4.939cm" svg:y="7.21cm" svg:viewBox="0 0 369 627" svg:d="M232 213h68c14 0 22 0 22-14 0-11-8-11-20-11h-64c14-87 20-118 25-138 3-16 20-30 37-30 0 0 19 0 30 8-28 8-28 34-28 36 0 17 12 28 28 28 17 0 39-16 39-42 0-33-36-50-69-50-31 0-65 17-84 53-14 25-20 56-34 135h-56c-14 0-22 0-22 16 0 9 8 9 22 9h50c0 5-44 254-61 327-3 17-14 67-48 67 0 0-17 0-31-5 28-11 31-37 31-39 0-17-11-26-28-26-19 0-39 14-39 42 0 31 34 48 67 48 45 0 76-45 84-59 25-47 39-131 42-140z">
          <text:p/>
        </draw:path>
        <draw:path draw:style-name="gr4" draw:text-style-name="P3" draw:layer="layout" svg:width="0.156cm" svg:height="0.486cm" svg:x="5.392cm" svg:y="7.218cm" svg:viewBox="0 0 157 487" svg:d="M154 20c0 0 3-9 3-12 0-2-3-8-11-8-14 0-73 6-90 6-6 2-14 2-14 16 0 12 8 12 17 12 33 0 33 2 33 8s0 11-2 17l-87 341c-3 6-3 14-3 23 0 44 39 64 73 64 17 0 39-6 56-36 17-26 25-68 25-70 0-9-8-9-11-9-9 0-11 6-14 17-9 34-23 78-53 78-17 0-23-16-23-33 0-9 3-20 3-28z">
          <text:p/>
        </draw:path>
        <draw:custom-shape draw:style-name="gr34" draw:text-style-name="P7" draw:layer="layout" svg:width="2.286cm" svg:height="1.524cm" svg:x="12.46cm" svg:y="2.486cm">
          <text:p/>
          <draw:enhanced-geometry svg:viewBox="0 0 21600 21600" draw:type="rectangle" draw:enhanced-path="M 0 0 L 21600 0 21600 21600 0 21600 0 0 Z N"/>
        </draw:custom-shape>
        <draw:polygon draw:style-name="gr40" draw:text-style-name="P10" draw:layer="layout" svg:width="1.928cm" svg:height="0.771cm" svg:x="12.562cm" svg:y="2.796cm" svg:viewBox="0 0 1929 772" draw:points="963,772 0,772 0,0 1929,0 1929,772">
          <text:p/>
        </draw:polygon>
        <draw:path draw:style-name="gr4" draw:text-style-name="P3" draw:layer="layout" svg:width="0.52cm" svg:height="0.529cm" svg:x="12.588cm" svg:y="2.847cm" svg:viewBox="0 0 521 530" svg:d="M0 0v24h18c61 0 61 9 61 38v409c0 26 0 35-61 35h-18v24h284c130 0 237-114 237-262 0-147-103-268-237-268zM185 506c-38 0-38-5-38-31v-420c0-26 0-31 38-31h77c48 0 103 18 143 73 33 46 39 112 39 171 0 88-15 134-44 172-15 22-59 66-136 66z">
          <text:p/>
        </draw:path>
        <draw:path draw:style-name="gr4" draw:text-style-name="P3" draw:layer="layout" svg:width="0.241cm" svg:height="0.36cm" svg:x="13.184cm" svg:y="3.13cm" svg:viewBox="0 0 242 361" svg:d="M242 262h-20c0 13-6 44-13 50-4 2-46 2-55 2h-99c57-50 75-66 108-90 42-33 79-66 79-118 0-66-59-106-128-106-68 0-114 48-114 97 0 28 24 31 29 31 13 0 28-9 28-29 0-9-2-29-31-29 16-39 53-50 80-50 55 0 83 42 83 86 0 48-35 85-53 105l-132 130c-4 4-4 4-4 20h224z">
          <text:p/>
        </draw:path>
        <draw:path draw:style-name="gr4" draw:text-style-name="P3" draw:layer="layout" svg:width="0.182cm" svg:height="0.773cm" svg:x="13.574cm" svg:y="2.794cm" svg:viewBox="0 0 183 774" svg:d="M183 767c0-2 0-4-16-17-97-97-121-244-121-363 0-134 29-268 126-365 11-11 11-11 11-13 0-7-5-9-9-9-9 0-79 53-126 152-39 85-48 171-48 235 0 62 9 154 51 242 48 97 114 145 123 145 4 0 9-2 9-7z">
          <text:p/>
        </draw:path>
        <draw:path draw:style-name="gr4" draw:text-style-name="P3" draw:layer="layout" svg:width="0.329cm" svg:height="0.351cm" svg:x="13.829cm" svg:y="3.031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9 11-20 51-68 66-95 66-15 0-28-6-46-11-26-11-37-13-55-13 0 0-13 0-20 2z">
          <text:p/>
        </draw:path>
        <draw:path draw:style-name="gr4" draw:text-style-name="P3" draw:layer="layout" svg:width="0.182cm" svg:height="0.773cm" svg:x="14.234cm" svg:y="2.794cm" svg:viewBox="0 0 183 774" svg:d="M183 387c0-59-9-154-53-242-46-94-115-145-121-145-7 0-9 2-9 9 0 2 0 2 15 17 77 77 121 200 121 361 0 134-28 270-125 367-11 9-11 11-11 13 0 5 2 7 9 7 6 0 77-53 123-150 40-85 51-171 51-237z">
          <text:p/>
        </draw:path>
        <draw:line draw:style-name="gr19" draw:text-style-name="P6" draw:layer="layout" svg:x1="18.056cm" svg:y1="3.202cm" svg:x2="19.155cm" svg:y2="3.202cm">
          <text:p/>
        </draw:line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g>
          <draw:custom-shape draw:style-name="gr2" draw:text-style-name="P1" draw:layer="layout" svg:width="1.27cm" svg:height="1.27cm" svg:x="4.227cm" svg:y="4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4.532cm" svg:y="4.798cm" svg:viewBox="0 0 711 672" draw:points="356,672 0,672 0,0 711,0 711,672">
              <text:p/>
            </draw:polygon>
            <draw:path draw:style-name="gr4" draw:text-style-name="P3" draw:layer="layout" svg:width="0.601cm" svg:height="0.674cm" svg:x="4.588cm" svg:y="4.795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51" draw:text-style-name="P6" draw:layer="layout" svg:x1="2.84cm" svg:y1="5.138cm" svg:x2="4.249cm" svg:y2="5.138cm">
          <text:p/>
        </draw:line>
        <draw:g>
          <svg:title>TexMaths</svg:title>
          <svg:desc>28§display§$+$§svg§600§FALSE§</svg:desc>
          <draw:polygon draw:style-name="gr3" draw:text-style-name="P2" draw:layer="layout" svg:width="0.763cm" svg:height="0.654cm" svg:x="3.863cm" svg:y="5.687cm" svg:viewBox="0 0 764 655" draw:points="383,655 0,655 0,0 764,0 764,655">
            <text:p/>
          </draw:polygon>
          <draw:path draw:style-name="gr4" draw:text-style-name="P3" draw:layer="layout" svg:width="0.657cm" svg:height="0.657cm" svg:x="3.919cm" svg:y="5.68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r_Z$§svg§600§TRUE§</svg:desc>
          <draw:polygon draw:style-name="gr20" draw:text-style-name="P10" draw:layer="layout" svg:width="0.971cm" svg:height="0.573cm" svg:x="3.033cm" svg:y="4.28cm" svg:viewBox="0 0 972 574" draw:points="486,574 0,574 0,0 972,0 972,574">
            <text:p/>
          </draw:polygon>
          <draw:path draw:style-name="gr21" draw:text-style-name="P3" draw:layer="layout" svg:width="0.333cm" svg:height="0.436cm" svg:x="3.06cm" svg:y="4.26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21" draw:text-style-name="P3" draw:layer="layout" svg:width="0.494cm" svg:height="0.472cm" svg:x="3.474cm" svg:y="4.381cm" svg:viewBox="0 0 495 473" svg:d="M486 27c7-5 9-11 9-20 0-7-5-7-18-7h-322c-18 0-18 0-23 13l-40 126c-2 9-2 9-2 11s2 9 11 9 11-4 13-11c34-96 88-123 177-123h123l-403 417c-4 6-11 13-11 24 0 7 7 7 18 7h336c18 0 18 0 22-14l50-154c4-9 4-11 4-11 0 0 0-9-11-9-9 0-11 2-16 18-31 94-67 143-188 143h-132z">
            <text:p/>
          </draw:path>
        </draw:g>
        <draw:g>
          <svg:title>TexMaths</svg:title>
          <svg:desc>18§display§$u_I \approx \textrm{surface}$§svg§600§TRUE§</svg:desc>
          <draw:polygon draw:style-name="gr20" draw:text-style-name="P10" draw:layer="layout" svg:width="3.406cm" svg:height="0.536cm" svg:x="15.748cm" svg:y="1.785cm" svg:viewBox="0 0 3407 537" draw:points="1704,537 0,537 0,0 3407,0 3407,537">
            <text:p/>
          </draw:polygon>
          <draw:path draw:style-name="gr21" draw:text-style-name="P3" draw:layer="layout" svg:width="0.319cm" svg:height="0.288cm" svg:x="15.768cm" svg:y="1.945cm" svg:viewBox="0 0 320 289" svg:d="M228 231v58l92-8v-20c-45 0-49-4-49-34v-227l-94 7v20c45 0 49 5 49 35v114c0 55-30 98-76 98-54 0-56-29-56-62v-212l-94 7v20c49 0 49 2 49 58v95c0 51 0 109 98 109 34 0 63-18 81-58z">
            <text:p/>
          </draw:path>
          <draw:path draw:style-name="gr21" draw:text-style-name="P3" draw:layer="layout" svg:width="0.209cm" svg:height="0.303cm" svg:x="16.128cm" svg:y="2.018cm" svg:viewBox="0 0 210 304" svg:d="M156 35c4-15 4-19 38-19 10 0 16 0 16-9 0-4-3-7-7-7-9 0-20 1-30 1-9 0-20 0-30 0h-31c-10 0-21-1-30-1-3 0-10 0-10 10 0 6 6 6 14 6 2 0 10 0 18 1 8 0 13 2 13 6 0 3-2 6-3 10l-59 237c-3 14-5 19-39 19-12 0-16 0-16 10 0 0 0 5 7 5 13 0 46-1 61-1h30c10 0 22 1 30 1 3 0 10 0 10-10 0-5-6-5-14-5-2 0-10 0-19-2-10 0-10-3-10-6 0-1 0-3 1-10z">
            <text:p/>
          </draw:path>
          <draw:path draw:style-name="gr21" draw:text-style-name="P3" draw:layer="layout" svg:width="0.422cm" svg:height="0.272cm" svg:x="16.6cm" svg:y="1.919cm" svg:viewBox="0 0 423 273" svg:d="M423 20c0-14-4-20-8-20-3 0-9 3-9 17-3 45-47 71-89 71-36 0-68-20-101-42-35-23-69-46-109-46-59 0-107 45-107 104 0 14 6 19 9 19 7 0 8-12 8-15 5-53 56-72 90-72 36 0 67 19 100 42 35 23 69 46 110 46 59 0 106-46 106-104zM423 169c0-19-7-20-8-20-3 0-9 4-9 17-3 45-47 71-89 71-36 0-68-21-101-42-35-23-69-46-109-46-59 0-107 44-107 104 0 14 6 18 9 18 7 0 8-11 8-14 5-54 56-72 90-72 36 0 67 18 100 42 35 23 69 46 110 46 60 0 106-48 106-104z">
            <text:p/>
          </draw:path>
          <draw:path draw:style-name="gr21" draw:text-style-name="P3" draw:layer="layout" svg:width="0.208cm" svg:height="0.292cm" svg:x="17.254cm" svg:y="1.941cm" svg:viewBox="0 0 209 293" svg:d="M111 162c14 2 66 13 66 59 0 32-21 57-72 57-53 0-76-36-88-90-1-8-3-11-8-11-9 0-9 5-9 16v84c0 12 0 16 7 16 3 0 5-2 16-13 1-2 1-3 13-14 27 25 56 27 69 27 74 0 104-43 104-90 0-33-20-51-28-60-21-20-46-25-72-30-36-8-79-15-79-52 0-23 18-49 72-49 69 0 74 57 75 77 0 6 6 6 7 6 9 0 9-3 9-16v-63c0-12 0-16-7-16-3 0-5 0-13 7-2 3-9 9-12 10-23-17-50-17-59-17-78 0-102 43-102 78 0 23 10 40 27 55 21 16 39 20 84 29z">
            <text:p/>
          </draw:path>
          <draw:path draw:style-name="gr21" draw:text-style-name="P3" draw:layer="layout" svg:width="0.319cm" svg:height="0.288cm" svg:x="17.503cm" svg:y="1.945cm" svg:viewBox="0 0 320 289" svg:d="M228 231v58l92-8v-20c-45 0-49-4-49-34v-227l-94 7v20c45 0 49 5 49 35v114c0 55-30 98-76 98-54 0-56-29-56-62v-212l-94 7v20c49 0 49 2 49 58v95c0 51 0 109 98 109 34 0 63-18 81-58z">
            <text:p/>
          </draw:path>
          <draw:path draw:style-name="gr21" draw:text-style-name="P3" draw:layer="layout" svg:width="0.214cm" svg:height="0.28cm" svg:x="17.852cm" svg:y="1.945cm" svg:viewBox="0 0 215 281" svg:d="M88 71v-71l-88 7v20c45 0 49 5 49 35v172c0 27-6 27-49 27v20c24 0 55-1 72-1 26 0 56 0 82 1v-20h-14c-46 0-48-6-48-29v-98c0-63 26-120 75-120 4 0 6 0 7 0-3 2-14 9-14 25 0 19 13 27 27 27 12 0 28-7 28-27s-21-39-48-39c-46 0-69 43-79 71z">
            <text:p/>
          </draw:path>
          <draw:path draw:style-name="gr21" draw:text-style-name="P3" draw:layer="layout" svg:width="0.205cm" svg:height="0.448cm" svg:x="18.102cm" svg:y="1.778cm" svg:viewBox="0 0 206 449" svg:d="M91 175v-74c0-56 30-87 59-87 1 0 10 0 20 5-7 3-19 10-19 26 0 14 10 27 28 27s27-13 27-27c0-23-23-45-56-45-45 0-100 33-100 101v74h-50v18h50v207c0 29-7 29-50 29v20c26-2 55-3 73-3 26 0 55 0 81 3v-20h-13c-47 0-49-8-49-31v-205h74v-18z">
            <text:p/>
          </draw:path>
          <draw:path draw:style-name="gr21" draw:text-style-name="P3" draw:layer="layout" svg:width="0.286cm" svg:height="0.292cm" svg:x="18.303cm" svg:y="1.941cm" svg:viewBox="0 0 287 293" svg:d="M184 237c3 26 20 52 51 52 13 0 52-9 52-61v-35h-16v35c0 38-16 42-23 42-20 0-23-29-23-32v-128c0-26 0-51-23-75-25-25-57-35-88-35-52 0-95 30-95 72 0 19 13 30 29 30 17 0 28-13 28-30 0-7-3-29-31-29 17-21 47-29 69-29 30 0 66 25 66 81v25c-32 1-76 3-117 21-47 22-63 55-63 84 0 52 62 68 102 68 42 0 71-26 82-56zM180 133v63c0 61-45 82-73 82-32 0-58-23-58-54 0-35 27-88 131-91z">
            <text:p/>
          </draw:path>
          <draw:path draw:style-name="gr21" draw:text-style-name="P3" draw:layer="layout" svg:width="0.241cm" svg:height="0.292cm" svg:x="18.614cm" svg:y="1.941cm" svg:viewBox="0 0 242 293" svg:d="M53 147c0-104 52-131 85-131 6 0 46 0 69 23-26 3-30 22-30 30 0 16 12 29 29 29s30-11 30-30c0-43-49-68-98-68-79 0-138 69-138 147 0 82 63 146 137 146 85 0 105-77 105-84 0-6-6-6-7-6-6 0-7 3-9 6-19 59-60 68-83 68-34 0-90-27-90-130z">
            <text:p/>
          </draw:path>
          <draw:path draw:style-name="gr21" draw:text-style-name="P3" draw:layer="layout" svg:width="0.245cm" svg:height="0.292cm" svg:x="18.89cm" svg:y="1.941cm" svg:viewBox="0 0 246 293" svg:d="M53 126c5-96 58-112 79-112 65 0 72 86 72 112zM53 139h177c15 0 16 0 16-13 0-64-34-126-114-126-73 0-132 65-132 146 0 85 66 147 140 147 77 0 106-71 106-84 0-6-6-7-8-7-6 0-8 4-8 9-23 66-80 66-86 66-32 0-58-20-72-43-19-31-19-72-19-95z">
            <text:p/>
          </draw:path>
        </draw:g>
        <draw:custom-shape draw:style-name="gr52" draw:text-style-name="P1" draw:layer="layout" svg:width="2.148cm" svg:height="1.27cm" svg:x="20.33cm" svg:y="3.9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-$§svg§600§TRUE§</svg:desc>
          <draw:polygon draw:style-name="gr20" draw:text-style-name="P10" draw:layer="layout" svg:width="0.273cm" svg:height="0.243cm" svg:x="5.016cm" svg:y="5.811cm" svg:viewBox="0 0 274 244" draw:points="137,244 0,244 0,0 274,0 274,244">
            <text:p/>
          </draw:polygon>
          <draw:polygon draw:style-name="gr21" draw:text-style-name="P3" draw:layer="layout" svg:width="0.262cm" svg:height="0.059cm" svg:x="5.027cm" svg:y="5.811cm" svg:viewBox="0 0 263 60" draw:points="263,60 263,0 0,0 0,60">
            <text:p/>
          </draw:polygon>
        </draw:g>
        <draw:g>
          <svg:title>TexMaths</svg:title>
          <svg:desc>28§display§$G(s)$§svg§600§FALSE§</svg:desc>
          <draw:polygon draw:style-name="gr3" draw:text-style-name="P2" draw:layer="layout" svg:width="1.92cm" svg:height="0.982cm" svg:x="20.457cm" svg:y="4.063cm" svg:viewBox="0 0 1921 983" draw:points="961,983 0,983 0,0 1921,0 1921,983">
            <text:p/>
          </draw:polygon>
          <draw:path draw:style-name="gr4" draw:text-style-name="P3" draw:layer="layout" svg:width="0.671cm" svg:height="0.719cm" svg:x="20.513cm" svg:y="4.105cm" svg:viewBox="0 0 672 720" svg:d="M532 636c11 19 50 59 62 59 8 0 8-6 8-23v-171c0-39 6-44 70-44v-31c-36 3-92 3-120 3-42 0-126 0-160-3v31h31c89 0 92 11 92 47v65c0 109-126 120-154 120-64 0-260-36-260-330 0-295 196-328 255-328 106 0 196 89 215 235 3 11 3 17 17 17s14-6 14-25v-236c0-16 0-22-11-22-3 0-6 0-14 11l-51 73c-30-31-84-84-182-84-184 0-344 157-344 359 0 201 157 361 347 361 70 0 151-28 185-84z">
            <text:p/>
          </draw:path>
          <draw:path draw:style-name="gr4" draw:text-style-name="P3" draw:layer="layout" svg:width="0.231cm" svg:height="0.985cm" svg:x="21.325cm" svg:y="4.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3" draw:layer="layout" svg:width="0.324cm" svg:height="0.453cm" svg:x="21.642cm" svg:y="4.35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" draw:text-style-name="P3" draw:layer="layout" svg:width="0.231cm" svg:height="0.985cm" svg:x="22.05cm" svg:y="4.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custom-shape draw:style-name="gr53" draw:text-style-name="P15" draw:layer="layout" svg:width="4.436cm" svg:height="1.016cm" svg:x="16.85cm" svg:y="7.366cm">
          <text:p text:style-name="P5"><text:span text:style-name="T1">cantilever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8§display§$\textrm{deflection}$§svg§600§FALSE§</svg:desc>
          <draw:polygon draw:style-name="gr25" draw:text-style-name="P2" draw:layer="layout" svg:width="2.622cm" svg:height="0.454cm" svg:x="10.112cm" svg:y="8.065cm" svg:viewBox="0 0 2623 455" draw:points="1311,455 0,455 0,0 2623,0 2623,455">
            <text:p/>
          </draw:polygon>
          <draw:path draw:style-name="gr21" draw:text-style-name="P3" draw:layer="layout" svg:width="0.313cm" svg:height="0.447cm" svg:x="10.134cm" svg:y="8.072cm" svg:viewBox="0 0 314 448" svg:d="M220 406v42l94-7v-21c-45 0-51-4-51-34v-386l-90 7v20c44 0 49 5 49 35v137c-19-22-46-39-81-39-75 0-141 62-141 144 0 80 62 144 135 144 41 0 69-22 85-42zM220 236v130c0 11 0 13-7 23-19 30-47 44-75 44-29 0-52-15-67-40-16-26-18-62-18-88 0-24 2-62 19-90 14-21 37-41 72-41 23 0 49 9 69 38 7 11 7 13 7 24z">
            <text:p/>
          </draw:path>
          <draw:path draw:style-name="gr21" draw:text-style-name="P3" draw:layer="layout" svg:width="0.245cm" svg:height="0.291cm" svg:x="10.48cm" svg:y="8.228cm" svg:viewBox="0 0 246 292" svg:d="M53 125c5-95 58-111 79-111 65 0 72 85 72 111zM53 138h177c15 0 16 0 16-13 0-63-34-125-114-125-73 0-132 65-132 145 0 85 66 147 140 147 77 0 106-70 106-83 0-6-6-7-9-7-5 0-7 4-7 8-23 66-80 66-86 66-32 0-58-20-72-43-19-30-19-72-19-95z">
            <text:p/>
          </draw:path>
          <draw:path draw:style-name="gr21" draw:text-style-name="P3" draw:layer="layout" svg:width="0.317cm" svg:height="0.447cm" svg:x="10.761cm" svg:y="8.065cm" svg:viewBox="0 0 318 448" svg:d="M226 193v206c0 29-7 29-49 29v20c20-2 55-3 71-3 15 0 46 1 70 3v-20c-43 0-50 0-50-29v-392l-23 3c-2 0-3 0-6-1-20-9-46-9-53-9-67 0-136 36-136 102v72h-50v19h50v206c0 29-7 29-50 29v20c22-2 55-3 71-3 15 0 47 1 70 3v-20c-42 0-49 0-49-29v-206zM226 174h-135v-72c0-59 47-88 95-88 5 0 23 0 40 6-6 2-16 9-16 25 0 11 6 21 16 24z">
            <text:p/>
          </draw:path>
          <draw:path draw:style-name="gr21" draw:text-style-name="P3" draw:layer="layout" svg:width="0.245cm" svg:height="0.291cm" svg:x="11.114cm" svg:y="8.228cm" svg:viewBox="0 0 246 292" svg:d="M53 125c5-95 58-111 79-111 65 0 72 85 72 111zM53 138h177c15 0 16 0 16-13 0-63-34-125-114-125-73 0-132 65-132 145 0 85 66 147 140 147 77 0 106-70 106-83 0-6-6-7-9-7-5 0-7 4-7 8-23 66-80 66-86 66-32 0-58-20-72-43-19-30-19-72-19-95z">
            <text:p/>
          </draw:path>
          <draw:path draw:style-name="gr21" draw:text-style-name="P3" draw:layer="layout" svg:width="0.241cm" svg:height="0.291cm" svg:x="11.399cm" svg:y="8.228cm" svg:viewBox="0 0 242 292" svg:d="M53 147c0-104 52-131 85-131 6 0 46 0 69 23-26 3-30 21-30 30 0 16 12 29 29 29s30-12 30-30c0-44-49-68-98-68-79 0-138 69-138 147 0 82 63 145 137 145 85 0 105-76 105-83 0-6-6-6-7-6-6 0-8 3-9 6-19 59-60 67-84 67-33 0-89-27-89-129z">
            <text:p/>
          </draw:path>
          <draw:path draw:style-name="gr21" draw:text-style-name="P3" draw:layer="layout" svg:width="0.199cm" svg:height="0.396cm" svg:x="11.669cm" svg:y="8.123cm" svg:viewBox="0 0 200 397" svg:d="M98 137h91v-20h-91v-117h-16c0 52-20 120-82 122v15h55v174c0 79 59 86 82 86 44 0 63-44 63-86v-36h-17v36c0 46-19 71-42 71-43 0-43-58-43-70z">
            <text:p/>
          </draw:path>
          <draw:path draw:style-name="gr21" draw:text-style-name="P3" draw:layer="layout" svg:width="0.136cm" svg:height="0.424cm" svg:x="11.924cm" svg:y="8.08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21" draw:text-style-name="P3" draw:layer="layout" svg:width="0.281cm" svg:height="0.291cm" svg:x="12.097cm" svg:y="8.228cm" svg:viewBox="0 0 282 292" svg:d="M282 148c0-80-65-148-141-148-79 0-141 69-141 148 0 82 66 144 141 144 76 0 141-63 141-144zM141 276c-27 0-55-14-72-43-16-27-16-66-16-89 0-24 0-59 15-88 17-29 47-42 73-42 27 0 55 13 71 41 17 27 17 65 17 89 0 23 0 58-15 85-12 29-41 47-73 47z">
            <text:p/>
          </draw:path>
          <draw:path draw:style-name="gr21" draw:text-style-name="P3" draw:layer="layout" svg:width="0.319cm" svg:height="0.28cm" svg:x="12.416cm" svg:y="8.232cm" svg:viewBox="0 0 320 281" svg:d="M49 62v171c0 28-6 28-49 28v20c22 0 55-2 72-2 16 0 49 2 70 2v-20c-41 0-48 0-48-28v-118c0-66 44-101 84-101 41 0 48 35 48 71v148c0 28-7 28-49 28v20c22 0 55-2 72-2 16 0 49 2 71 2v-20c-34 0-49 0-49-19v-121c0-55 0-75-21-98-8-10-30-23-66-23-47 0-76 27-95 66v-66l-89 7v20c45 0 49 5 49 35z">
            <text:p/>
          </draw:path>
        </draw:g>
        <draw:g>
          <draw:custom-shape draw:style-name="gr2" draw:text-style-name="P1" draw:layer="layout" svg:width="1.27cm" svg:height="1.27cm" svg:x="23.494cm" svg:y="3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23.799cm" svg:y="4.265cm" svg:viewBox="0 0 711 672" draw:points="356,672 0,672 0,0 711,0 711,672">
              <text:p/>
            </draw:polygon>
            <draw:path draw:style-name="gr4" draw:text-style-name="P3" draw:layer="layout" svg:width="0.601cm" svg:height="0.674cm" svg:x="23.855cm" svg:y="4.262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26" draw:text-style-name="P6" draw:layer="layout" svg:x1="16.85cm" svg:y1="7.874cm" svg:x2="4.918cm" svg:y2="7.874cm">
          <text:p/>
        </draw:line>
        <draw:line draw:style-name="gr19" draw:text-style-name="P6" draw:layer="layout" svg:x1="4.918cm" svg:y1="7.874cm" svg:x2="4.918cm" svg:y2="5.734cm">
          <text:p/>
        </draw:line>
        <draw:line draw:style-name="gr26" draw:text-style-name="P6" draw:layer="layout" svg:x1="15.748cm" svg:y1="4.572cm" svg:x2="15.748cm" svg:y2="2.54cm">
          <text:p/>
        </draw:line>
        <draw:line draw:style-name="gr19" draw:text-style-name="P6" draw:layer="layout" svg:x1="15.748cm" svg:y1="2.54cm" svg:x2="17.619cm" svg:y2="2.54cm">
          <text:p/>
        </draw:line>
        <draw:line draw:style-name="gr19" draw:text-style-name="P6" draw:layer="layout" svg:x1="22.478cm" svg:y1="4.572cm" svg:x2="23.465cm" svg:y2="4.572cm">
          <text:p/>
        </draw:line>
        <draw:g>
          <draw:custom-shape draw:style-name="gr2" draw:text-style-name="P1" draw:layer="layout" svg:width="1.27cm" svg:height="1.27cm" svg:x="26.266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26.571cm" svg:y="4.267cm" svg:viewBox="0 0 711 672" draw:points="356,672 0,672 0,0 711,0 711,672">
              <text:p/>
            </draw:polygon>
            <draw:path draw:style-name="gr4" draw:text-style-name="P3" draw:layer="layout" svg:width="0.601cm" svg:height="0.674cm" svg:x="26.627cm" svg:y="4.264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27" draw:text-style-name="P6" draw:layer="layout" svg:x1="24.064cm" svg:y1="3.91cm" svg:x2="24.064cm" svg:y2="1.878cm">
          <text:p/>
        </draw:line>
        <draw:line draw:style-name="gr28" draw:text-style-name="P6" draw:layer="layout" svg:x1="26.864cm" svg:y1="3.91cm" svg:x2="26.864cm" svg:y2="1.878cm">
          <text:p/>
        </draw:line>
        <draw:line draw:style-name="gr19" draw:text-style-name="P6" draw:layer="layout" svg:x1="24.764cm" svg:y1="4.572cm" svg:x2="26.252cm" svg:y2="4.572cm">
          <text:p/>
        </draw:line>
        <draw:line draw:style-name="gr29" draw:text-style-name="P6" draw:layer="layout" svg:x1="26.874cm" svg:y1="7.874cm" svg:x2="21.286cm" svg:y2="7.874cm">
          <text:p/>
        </draw:line>
        <draw:line draw:style-name="gr26" draw:text-style-name="P6" draw:layer="layout" svg:x1="26.864cm" svg:y1="7.874cm" svg:x2="26.864cm" svg:y2="5.18cm">
          <text:p/>
        </draw:line>
        <draw:g>
          <svg:title>TexMaths</svg:title>
          <svg:desc>18§display§$\textrm{surface}$§svg§600§TRUE§</svg:desc>
          <draw:polygon draw:style-name="gr20" draw:text-style-name="P10" draw:layer="layout" svg:width="1.903cm" svg:height="0.454cm" draw:transform="rotate (1.5707963267949) translate (23.436cm 3.682cm)" svg:viewBox="0 0 1904 455" draw:points="952,455 0,455 0,0 1904,0 1904,455">
            <text:p/>
          </draw:polygon>
          <draw:path draw:style-name="gr21" draw:text-style-name="P3" draw:layer="layout" svg:width="0.208cm" svg:height="0.291cm" draw:transform="rotate (1.5707963267949) translate (23.599cm 3.662cm)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21" draw:text-style-name="P3" draw:layer="layout" svg:width="0.319cm" svg:height="0.287cm" draw:transform="rotate (1.5707963267949) translate (23.603cm 3.413cm)" svg:viewBox="0 0 320 288" svg:d="M228 230v58l92-7v-20c-45 0-49-5-49-35v-226l-94 7v20c45 0 49 5 49 35v114c0 54-30 98-76 98-54 0-56-29-56-62v-212l-94 7v20c49 0 49 2 49 58v95c0 50 0 108 98 108 34 0 63-17 81-58z">
            <text:p/>
          </draw:path>
          <draw:path draw:style-name="gr21" draw:text-style-name="P3" draw:layer="layout" svg:width="0.214cm" svg:height="0.28cm" draw:transform="rotate (1.5707963267949) translate (23.603cm 3.063cm)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21" draw:text-style-name="P3" draw:layer="layout" svg:width="0.205cm" svg:height="0.447cm" draw:transform="rotate (1.5707963267949) translate (23.436cm 2.812cm)" svg:viewBox="0 0 206 448" svg:d="M91 174v-73c0-56 30-87 59-87 1 0 10 0 20 5-7 3-19 10-19 26 0 14 10 27 28 27s27-13 27-27c0-23-23-45-56-45-45 0-100 33-100 101v73h-50v19h50v206c0 29-7 29-50 29v20c26-2 55-3 73-3 26 0 55 0 81 3v-20h-13c-47 0-49-8-49-31v-204h74v-19z">
            <text:p/>
          </draw:path>
          <draw:path draw:style-name="gr21" draw:text-style-name="P3" draw:layer="layout" svg:width="0.286cm" svg:height="0.291cm" draw:transform="rotate (1.5707963267949) translate (23.599cm 2.613cm)" svg:viewBox="0 0 287 292" svg:d="M184 236c3 26 21 52 51 52 13 0 52-9 52-60v-35h-16v35c0 37-16 41-23 41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21" draw:text-style-name="P3" draw:layer="layout" svg:width="0.241cm" svg:height="0.291cm" draw:transform="rotate (1.5707963267949) translate (23.599cm 2.302cm)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21" draw:text-style-name="P3" draw:layer="layout" svg:width="0.245cm" svg:height="0.291cm" draw:transform="rotate (1.5707963267949) translate (23.599cm 2.024cm)" svg:viewBox="0 0 246 292" svg:d="M53 125c5-95 58-111 80-111 64 0 72 85 72 111zM53 138h177c15 0 16 0 16-13 0-63-34-125-113-125-74 0-133 65-133 145 0 85 66 147 140 147 77 0 106-70 106-83 0-6-5-7-8-7-6 0-8 4-8 8-23 66-80 66-86 66-32 0-58-20-72-43-19-30-19-72-19-95z">
            <text:p/>
          </draw:path>
        </draw:g>
        <draw:g>
          <svg:title>TexMaths</svg:title>
          <svg:desc>18§display§$\textrm{disturbance}$§svg§600§TRUE§</svg:desc>
          <draw:polygon draw:style-name="gr20" draw:text-style-name="P10" draw:layer="layout" svg:width="3.185cm" svg:height="0.447cm" draw:transform="rotate (1.5707963267949) translate (26.23cm 3.694cm)" svg:viewBox="0 0 3186 448" draw:points="1592,448 0,448 0,0 3186,0 3186,448">
            <text:p/>
          </draw:polygon>
          <draw:path draw:style-name="gr21" draw:text-style-name="P3" draw:layer="layout" svg:width="0.313cm" svg:height="0.447cm" draw:transform="rotate (1.5707963267949) translate (26.23cm 3.672cm)" svg:viewBox="0 0 314 448" svg:d="M220 406v42l94-7v-20c-45 0-51-5-51-35v-386l-90 7v20c44 0 49 5 49 35v137c-19-22-46-39-81-39-75 0-141 62-141 144 0 81 62 144 135 144 41 0 69-22 85-42zM220 236v130c0 11 0 13-7 23-19 30-47 45-75 45-29 0-52-16-67-41-16-26-18-62-18-88 0-24 2-62 19-90 14-21 37-41 72-41 23 0 49 9 69 38 7 11 7 13 7 24z">
            <text:p/>
          </draw:path>
          <draw:path draw:style-name="gr21" draw:text-style-name="P3" draw:layer="layout" svg:width="0.136cm" svg:height="0.424cm" draw:transform="rotate (1.5707963267949) translate (26.246cm 3.321cm)" svg:viewBox="0 0 137 425" svg:d="M92 144l-89 7v20c42 0 47 3 47 35v170c0 29-7 29-50 29v20c20-1 55-1 71-1 21 0 44 0 66 1v-20c-42 0-45-3-45-28zM95 33c0-20-16-33-35-33-20 0-33 17-33 33 0 17 13 35 33 35 19 0 35-15 35-35z">
            <text:p/>
          </draw:path>
          <draw:path draw:style-name="gr21" draw:text-style-name="P3" draw:layer="layout" svg:width="0.208cm" svg:height="0.291cm" draw:transform="rotate (1.5707963267949) translate (26.386cm 3.145cm)" svg:viewBox="0 0 209 292" svg:d="M111 161c14 3 66 13 66 59 0 32-22 58-72 58-53 0-76-36-88-91-1-7-3-10-8-10-9 0-9 5-9 16v84c0 11 0 15 7 15 3 0 5-1 16-13 1-1 1-2 13-14 27 26 56 27 69 27 74 0 104-43 104-89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21" draw:text-style-name="P3" draw:layer="layout" svg:width="0.199cm" svg:height="0.397cm" draw:transform="rotate (1.5707963267949) translate (26.28cm 2.905cm)" svg:viewBox="0 0 200 398" svg:d="M98 137h91v-20h-91v-117h-16c0 52-20 120-82 122v15h55v174c0 79 59 87 82 87 44 0 63-45 63-87v-36h-17v36c0 46-19 71-42 71-43 0-43-58-43-69z">
            <text:p/>
          </draw:path>
          <draw:path draw:style-name="gr21" draw:text-style-name="P3" draw:layer="layout" svg:width="0.319cm" svg:height="0.287cm" draw:transform="rotate (1.5707963267949) translate (26.39cm 2.652cm)" svg:viewBox="0 0 320 288" svg:d="M227 230v58l93-7v-20c-45 0-49-5-49-35v-226l-94 7v20c45 0 49 5 49 35v114c0 54-30 98-76 98-54 0-56-29-56-62v-212l-94 7v20c49 0 49 2 49 58v95c0 50 0 108 98 108 34 0 63-17 80-58z">
            <text:p/>
          </draw:path>
          <draw:path draw:style-name="gr21" draw:text-style-name="P3" draw:layer="layout" svg:width="0.214cm" svg:height="0.28cm" draw:transform="rotate (1.5707963267949) translate (26.39cm 2.302cm)" svg:viewBox="0 0 215 281" svg:d="M88 71v-71l-88 7v20c45 0 49 5 49 35v171c0 28-6 28-49 28v20c24 0 55-2 72-2 26 0 56 0 82 2v-20h-14c-46 0-48-6-48-29v-98c0-63 26-120 75-120 4 0 6 0 7 0-3 2-14 9-14 25 0 19 13 27 27 27 12 0 28-7 28-27s-21-39-48-39c-46 0-69 43-79 71z">
            <text:p/>
          </draw:path>
          <draw:path draw:style-name="gr21" draw:text-style-name="P3" draw:layer="layout" svg:width="0.313cm" svg:height="0.447cm" draw:transform="rotate (1.5707963267949) translate (26.23cm 2.054cm)" svg:viewBox="0 0 314 448" svg:d="M92 202v-202l-92 7v20c45 0 49 5 49 35v379h16c1-2 6-10 23-39 10 14 37 46 83 46 77 0 143-62 143-144 0-81-63-144-135-144-49 0-77 30-87 42zM94 369v-131c0-13 0-13 7-23 24-36 59-41 75-41 28 0 51 16 66 41 17 26 19 62 19 88 0 24-2 61-21 90-13 19-37 41-72 41-27 0-50-16-66-39-8-13-8-15-8-26z">
            <text:p/>
          </draw:path>
          <draw:path draw:style-name="gr21" draw:text-style-name="P3" draw:layer="layout" svg:width="0.285cm" svg:height="0.291cm" draw:transform="rotate (1.5707963267949) translate (26.386cm 1.694cm)" svg:viewBox="0 0 286 292" svg:d="M184 236c3 26 20 52 51 52 13 0 51-9 51-60v-35h-15v35c0 37-16 41-23 41-21 0-23-28-23-31v-129c0-25 0-50-23-74-25-25-57-35-88-35-52 0-95 30-95 72 0 19 13 30 29 30 17 0 28-13 28-30 0-7-3-29-31-29 17-21 47-29 69-29 30 0 66 25 66 81v25c-32 1-76 2-117 21-47 22-63 55-63 84 0 52 62 67 102 67 42 0 71-26 82-56zM180 133v63c0 60-45 82-73 82-32 0-58-23-58-55 0-34 27-88 131-90z">
            <text:p/>
          </draw:path>
          <draw:path draw:style-name="gr21" draw:text-style-name="P3" draw:layer="layout" svg:width="0.319cm" svg:height="0.28cm" draw:transform="rotate (1.5707963267949) translate (26.39cm 1.385cm)" svg:viewBox="0 0 320 281" svg:d="M49 62v171c0 28-6 28-49 28v20c22 0 55-2 72-2 16 0 49 2 71 2v-20c-42 0-49 0-49-28v-118c0-66 44-101 85-101 40 0 47 35 47 71v148c0 28-7 28-49 28v20c22 0 55-2 72-2 16 0 49 2 71 2v-20c-34 0-49 0-49-19v-121c0-55 0-75-20-98-9-10-31-23-67-23-47 0-76 27-95 66v-66l-89 7v20c45 0 49 5 49 35z">
            <text:p/>
          </draw:path>
          <draw:path draw:style-name="gr21" draw:text-style-name="P3" draw:layer="layout" svg:width="0.241cm" svg:height="0.291cm" draw:transform="rotate (1.5707963267949) translate (26.386cm 1.032cm)" svg:viewBox="0 0 242 292" svg:d="M53 147c0-104 52-131 85-131 6 0 46 0 69 23-26 3-30 22-30 30 0 16 12 29 29 29s30-12 30-30c0-44-49-68-98-68-79 0-138 69-138 147 0 82 63 145 137 145 85 0 105-76 105-83 0-6-6-6-7-6-6 0-8 3-9 6-19 59-60 68-83 68-34 0-90-28-90-130z">
            <text:p/>
          </draw:path>
          <draw:path draw:style-name="gr21" draw:text-style-name="P3" draw:layer="layout" svg:width="0.245cm" svg:height="0.291cm" draw:transform="rotate (1.5707963267949) translate (26.386cm 0.754cm)" svg:viewBox="0 0 246 292" svg:d="M53 125c5-95 58-111 79-111 65 0 72 85 72 111zM53 138h177c15 0 16 0 16-13 0-63-34-125-114-125-73 0-132 65-132 145 0 85 66 147 140 147 77 0 106-70 106-83 0-6-6-7-8-7-6 0-8 4-8 8-23 67-80 67-86 67-32 0-58-21-72-44-19-30-19-72-19-95z">
            <text:p/>
          </draw:path>
        </draw:g>
        <draw:g>
          <svg:title>TexMaths</svg:title>
          <svg:desc>18§display§$e_Z$§svg§600§FALSE§</svg:desc>
          <draw:polygon draw:style-name="gr25" draw:text-style-name="P2" draw:layer="layout" svg:width="0.658cm" svg:height="0.367cm" svg:x="6.595cm" svg:y="4.114cm" svg:viewBox="0 0 659 368" draw:points="330,368 0,368 0,0 659,0 659,368">
            <text:p/>
          </draw:polygon>
          <draw:path draw:style-name="gr21" draw:text-style-name="P3" draw:layer="layout" svg:width="0.246cm" svg:height="0.291cm" svg:x="6.612cm" svg:y="4.102cm" svg:viewBox="0 0 247 292" svg:d="M53 125c5-95 58-111 80-111 65 0 72 85 72 111zM53 138h178c14 0 16 0 16-13 0-63-35-125-114-125-74 0-133 65-133 145 0 85 66 147 140 147 78 0 107-70 107-83 0-6-6-7-9-7-6 0-7 4-7 8-23 66-81 66-87 66-32 0-57-20-72-43-19-30-19-72-19-95z">
            <text:p/>
          </draw:path>
          <draw:path draw:style-name="gr21" draw:text-style-name="P3" draw:layer="layout" svg:width="0.318cm" svg:height="0.303cm" svg:x="6.912cm" svg:y="4.178cm" svg:viewBox="0 0 319 304" svg:d="M313 17c4-3 6-7 6-13 0-4-3-4-12-4h-208c-11 0-11 0-14 9l-26 80c-1 6-1 6-1 7 0 2 1 6 7 6s7-3 9-7c21-62 56-79 113-79h80l-260 268c-3 4-7 8-7 15 0 5 4 5 12 5h216c11 0 11 0 14-9l32-99c3-6 3-7 3-7 0 0 0-6-7-6-6 0-8 1-10 11-21 61-44 92-122 92h-85z">
            <text:p/>
          </draw:path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22.73cm" svg:y="4.933cm" svg:viewBox="0 0 764 655" draw:points="383,655 0,655 0,0 764,0 764,655">
            <text:p/>
          </draw:polygon>
          <draw:path draw:style-name="gr4" draw:text-style-name="P3" draw:layer="layout" svg:width="0.657cm" svg:height="0.657cm" svg:x="22.786cm" svg:y="4.9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25.63cm" svg:y="4.933cm" svg:viewBox="0 0 764 655" draw:points="383,655 0,655 0,0 764,0 764,655">
            <text:p/>
          </draw:polygon>
          <draw:path draw:style-name="gr4" draw:text-style-name="P3" draw:layer="layout" svg:width="0.657cm" svg:height="0.657cm" svg:x="25.686cm" svg:y="4.9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27.031cm" svg:y="3.233cm" svg:viewBox="0 0 764 655" draw:points="383,655 0,655 0,0 764,0 764,655">
            <text:p/>
          </draw:polygon>
          <draw:path draw:style-name="gr4" draw:text-style-name="P3" draw:layer="layout" svg:width="0.657cm" svg:height="0.657cm" svg:x="27.087cm" svg:y="3.2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$+$§svg§600§FALSE§</svg:desc>
          <draw:polygon draw:style-name="gr3" draw:text-style-name="P2" draw:layer="layout" svg:width="0.763cm" svg:height="0.654cm" svg:x="24.232cm" svg:y="3.233cm" svg:viewBox="0 0 764 655" draw:points="383,655 0,655 0,0 764,0 764,655">
            <text:p/>
          </draw:polygon>
          <draw:path draw:style-name="gr4" draw:text-style-name="P3" draw:layer="layout" svg:width="0.657cm" svg:height="0.657cm" svg:x="24.288cm" svg:y="3.23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custom-shape draw:style-name="gr54" draw:text-style-name="P1" draw:layer="layout" svg:width="2.24cm" svg:height="1.524cm" svg:x="16.738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latex§$D^{-1}(z)$§svg§600§TRUE§</svg:desc>
          <draw:polygon draw:style-name="gr20" draw:text-style-name="P10" draw:layer="layout" svg:width="2.035cm" svg:height="0.672cm" svg:x="16.9cm" svg:y="4.174cm" svg:viewBox="0 0 2036 673" draw:points="1018,673 0,673 0,0 2036,0 2036,673">
            <text:p/>
          </draw:polygon>
          <draw:path draw:style-name="gr21" draw:text-style-name="P3" draw:layer="layout" svg:width="0.484cm" svg:height="0.432cm" svg:x="16.926cm" svg:y="4.257cm" svg:viewBox="0 0 485 433" svg:d="M75 384c-6 25-7 29-58 29-10 0-17 0-17 13 0 7 6 7 17 7h211c132 0 257-134 257-272 0-90-54-161-150-161h-213c-11 0-18 0-18 12 0 8 5 8 18 8 8 0 19 0 28 2 10 0 13 2 13 10 0 1 0 4-3 11zM213 43c6-21 6-23 33-23h69c62 0 114 33 114 117 0 31-13 135-66 205-19 23-69 71-147 71h-72c-9 0-10 0-13 0-7 0-9-1-9-6 0-3 0-4 3-16z">
            <text:p/>
          </draw:path>
          <draw:path draw:style-name="gr21" draw:text-style-name="P3" draw:layer="layout" svg:width="0.3cm" svg:height="0.022cm" svg:x="17.489cm" svg:y="4.338cm" svg:viewBox="0 0 301 23" svg:d="M284 23c5 0 17 0 17-11 0-12-10-12-17-12h-267c-7 0-17 0-17 12 0 11 10 11 17 11z">
            <text:p/>
          </draw:path>
          <draw:path draw:style-name="gr21" draw:text-style-name="P3" draw:layer="layout" svg:width="0.162cm" svg:height="0.294cm" svg:x="17.885cm" svg:y="4.165cm" svg:viewBox="0 0 163 295" svg:d="M101 13c0-13 0-13-13-13-29 27-69 29-88 29v16c10 0 40 0 65-13v227c0 14 0 20-45 20h-17v16c9 0 63-1 79-1 14 0 71 1 81 1v-16h-18c-44 0-44-6-44-20z">
            <text:p/>
          </draw:path>
          <draw:path draw:style-name="gr21" draw:text-style-name="P3" draw:layer="layout" svg:width="0.147cm" svg:height="0.632cm" svg:x="18.183cm" svg:y="4.214cm" svg:viewBox="0 0 148 633" svg:d="M148 627c0-1 0-3-11-14-79-79-100-199-100-296 0-110 25-221 103-300 8-7 8-8 8-11 0-5-3-6-7-6-6 0-63 43-101 124-33 69-40 139-40 193 0 50 7 126 42 198 39 78 93 118 99 118 4 0 7-1 7-6z">
            <text:p/>
          </draw:path>
          <draw:path draw:style-name="gr21" draw:text-style-name="P3" draw:layer="layout" svg:width="0.268cm" svg:height="0.287cm" svg:x="18.393cm" svg:y="4.408cm" svg:viewBox="0 0 269 288" svg:d="M58 229c34-38 51-53 74-74 0 0 41-34 64-57 60-59 73-89 73-92 0-6-6-6-7-6-4 0-6 1-9 7-18 30-33 40-47 40-16 0-23-10-33-20-12-14-23-27-43-27-48 0-78 59-78 72 0 4 3 7 8 7s6-3 8-7c13-29 49-29 54-29 13 0 25 4 41 9 24 10 31 10 49 10-23 27-77 73-90 83l-57 54c-43 41-65 79-65 83 0 6 6 6 7 6 6 0 7-2 10-9 16-21 35-39 55-39 14 0 20 6 37 25 11 13 22 23 41 23 63 0 99-81 99-98 0-3-3-6-7-6-6 0-7 3-9 7-16 42-56 54-76 54-13 0-25-3-37-8-22-8-32-11-45-11-2 0-12 0-17 3z">
            <text:p/>
          </draw:path>
          <draw:path draw:style-name="gr21" draw:text-style-name="P3" draw:layer="layout" svg:width="0.147cm" svg:height="0.632cm" svg:x="18.724cm" svg:y="4.214cm" svg:viewBox="0 0 148 633" svg:d="M148 317c0-49-7-126-41-198-39-77-94-119-101-119-3 0-6 3-6 6s0 4 12 16c63 61 99 162 99 295 0 107-23 220-102 299-9 8-9 10-9 11 0 5 3 6 6 6 7 0 65-43 102-124 33-69 40-139 40-192z">
            <text:p/>
          </draw:path>
        </draw:g>
        <draw:line draw:style-name="gr19" draw:text-style-name="P6" draw:layer="layout" svg:x1="18.978cm" svg:y1="4.568cm" svg:x2="20.33cm" svg:y2="4.568cm">
          <text:p/>
        </draw:line>
        <draw:g>
          <svg:title>TexMaths</svg:title>
          <svg:desc>18§display§$u_Z $§svg§600§TRUE§</svg:desc>
          <draw:polygon draw:style-name="gr20" draw:text-style-name="P10" draw:layer="layout" svg:width="0.728cm" svg:height="0.368cm" svg:x="19.257cm" svg:y="3.817cm" svg:viewBox="0 0 729 369" draw:points="365,369 0,369 0,0 729,0 729,369">
            <text:p/>
          </draw:polygon>
          <draw:path draw:style-name="gr21" draw:text-style-name="P3" draw:layer="layout" svg:width="0.319cm" svg:height="0.287cm" svg:x="19.277cm" svg:y="3.81cm" svg:viewBox="0 0 320 288" svg:d="M228 230v58l92-7v-20c-45 0-49-5-49-35v-226l-94 7v20c45 0 49 5 49 35v114c0 54-30 98-76 98-53 0-56-29-56-62v-212l-94 7v20c49 0 49 2 49 58v95c0 50 0 108 98 108 35 0 63-17 81-58z">
            <text:p/>
          </draw:path>
          <draw:path draw:style-name="gr21" draw:text-style-name="P3" draw:layer="layout" svg:width="0.317cm" svg:height="0.303cm" svg:x="19.645cm" svg:y="3.882cm" svg:viewBox="0 0 318 304" svg:d="M313 17c4-3 5-7 5-13 0-4-2-4-11-4h-208c-11 0-11 0-14 9l-26 80c-1 6-1 6-1 8 0 1 1 5 7 5s7-3 8-7c22-62 57-79 114-79h80l-260 268c-3 4-7 8-7 16 0 4 4 4 12 4h216c11 0 11 0 14-9l32-99c3-6 3-7 3-7 0 0 0-6-8-6-5 0-7 1-10 11-20 61-43 93-121 93h-85z">
            <text:p/>
          </draw:path>
        </draw:g>
        <draw:custom-shape draw:style-name="gr55" draw:text-style-name="P1" draw:layer="layout" svg:width="1.524cm" svg:height="1.016cm" svg:x="9.004cm" svg:y="4.58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z^{-1}$§svg§600§TRUE§</svg:desc>
          <draw:polygon draw:style-name="gr20" draw:text-style-name="P10" draw:layer="layout" svg:width="1.447cm" svg:height="0.804cm" svg:x="9.08cm" svg:y="4.701cm" svg:viewBox="0 0 1448 805" draw:points="724,805 0,805 0,0 1448,0 1448,805">
            <text:p/>
          </draw:polygon>
          <draw:path draw:style-name="gr21" draw:text-style-name="P3" draw:layer="layout" svg:width="0.369cm" svg:height="0.425cm" svg:x="9.107cm" svg:y="5.078cm" svg:viewBox="0 0 370 426" svg:d="M359 29c9-11 9-11 9-16 0-13-9-13-27-13h-316l-12 159h25c7-101 25-137 135-137h112l-276 372c-9 12-9 14-9 18 0 14 7 14 25 14h327l18-184h-25c-9 117-29 159-146 159h-116z">
            <text:p/>
          </draw:path>
          <draw:path draw:style-name="gr21" draw:text-style-name="P3" draw:layer="layout" svg:width="0.467cm" svg:height="0.035cm" svg:x="9.591cm" svg:y="4.957cm" svg:viewBox="0 0 468 36" svg:d="M442 36c9 0 26 0 26-18s-15-18-26-18h-415c-11 0-27 0-27 18s16 18 27 18z">
            <text:p/>
          </draw:path>
          <draw:path draw:style-name="gr21" draw:text-style-name="P3" draw:layer="layout" svg:width="0.252cm" svg:height="0.458cm" svg:x="10.207cm" svg:y="4.688cm" svg:viewBox="0 0 253 459" svg:d="M157 20c0-20 0-20-20-20-45 43-108 45-137 45v24c16 0 63 0 101-20v354c0 23 0 32-70 32h-27v24c14 0 99-2 124-2 22 0 110 2 125 2v-24h-27c-69 0-69-9-69-32z">
            <text:p/>
          </draw:path>
        </draw:g>
        <draw:custom-shape draw:style-name="gr56" draw:text-style-name="P16" draw:layer="layout" svg:width="1.27cm" svg:height="1.07cm" svg:x="11.544cm" svg:y="4.534cm">
          <text:p/>
          <draw:enhanced-geometry svg:viewBox="0 0 21600 21600" draw:type="rectangle" draw:enhanced-path="M 0 0 L 21600 0 21600 21600 0 21600 0 0 Z N"/>
        </draw:custom-shape>
        <draw:g>
          <draw:line draw:style-name="gr57" draw:text-style-name="P6" draw:layer="layout" svg:x1="11.544cm" svg:y1="5.404cm" svg:x2="11.949cm" svg:y2="5.404cm">
            <text:p/>
          </draw:line>
          <draw:line draw:style-name="gr57" draw:text-style-name="P6" draw:layer="layout" svg:x1="12.355cm" svg:y1="4.742cm" svg:x2="12.76cm" svg:y2="4.742cm">
            <text:p/>
          </draw:line>
          <draw:line draw:style-name="gr57" draw:text-style-name="P6" draw:layer="layout" svg:x1="11.949cm" svg:y1="5.404cm" svg:x2="12.354cm" svg:y2="4.742cm">
            <text:p/>
          </draw:line>
        </draw:g>
        <draw:line draw:style-name="gr19" draw:text-style-name="P6" draw:layer="layout" svg:x1="10.528cm" svg:y1="5.096cm" svg:x2="11.544cm" svg:y2="5.096cm">
          <text:p/>
        </draw:line>
        <draw:custom-shape draw:style-name="gr58" draw:text-style-name="P7" draw:layer="layout" svg:width="0.762cm" svg:height="2.386cm" svg:x="13.776cm" svg:y="3.472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2.814cm" svg:y1="5.096cm" svg:x2="13.83cm" svg:y2="5.096cm">
          <text:p/>
        </draw:line>
        <draw:frame draw:style-name="gr44" draw:text-style-name="P18" draw:layer="layout" svg:width="3.558cm" svg:height="0.962cm" draw:transform="rotate (1.5707963267949) translate (13.73cm 5.912cm)">
          <draw:text-box>
            <text:p text:style-name="P17"><text:span text:style-name="T2">multiplexer</text:span></text:p>
          </draw:text-box>
        </draw:frame>
        <draw:line draw:style-name="gr19" draw:text-style-name="P6" draw:layer="layout" svg:x1="10.782cm" svg:y1="4.08cm" svg:x2="13.776cm" svg:y2="4.08cm">
          <text:p/>
        </draw:line>
        <draw:line draw:style-name="gr30" draw:text-style-name="P6" draw:layer="layout" svg:x1="10.782cm" svg:y1="5.096cm" svg:x2="10.782cm" svg:y2="4.08cm">
          <text:p/>
        </draw:line>
        <draw:line draw:style-name="gr19" draw:text-style-name="P6" draw:layer="layout" svg:x1="14.224cm" svg:y1="1.268cm" svg:x2="14.224cm" svg:y2="3.472cm">
          <text:p/>
        </draw:line>
        <draw:polygon draw:style-name="gr40" draw:text-style-name="P10" draw:layer="layout" svg:width="0.273cm" svg:height="0.657cm" svg:x="14.458cm" svg:y="1.019cm" svg:viewBox="0 0 274 658" draw:points="137,658 0,658 0,0 274,0 274,658">
          <text:p/>
        </draw:polygon>
        <draw:path draw:style-name="gr4" draw:text-style-name="P3" draw:layer="layout" svg:width="0.211cm" svg:height="0.66cm" svg:x="14.492cm" svg:y="1.016cm" svg:viewBox="0 0 212 661" svg:d="M143 224l-140 11v31c67 0 75 6 75 53v266c0 45-11 45-78 45v31c31 0 87-3 109-3 36 0 70 3 103 3v-31c-64 0-69-5-69-42zM148 53c0-33-25-53-53-53-31 0-53 28-53 53s22 51 53 51c28 0 53-20 53-51z">
          <text:p/>
        </draw:path>
        <draw:g>
          <draw:custom-shape draw:style-name="gr2" draw:text-style-name="P1" draw:layer="layout" svg:width="1.27cm" svg:height="1.27cm" svg:x="6.872cm" svg:y="4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3" draw:text-style-name="P2" draw:layer="layout" svg:width="0.71cm" svg:height="0.671cm" svg:x="7.177cm" svg:y="4.791cm" svg:viewBox="0 0 711 672" draw:points="356,672 0,672 0,0 711,0 711,672">
              <text:p/>
            </draw:polygon>
            <draw:path draw:style-name="gr4" draw:text-style-name="P3" draw:layer="layout" svg:width="0.601cm" svg:height="0.674cm" svg:x="7.233cm" svg:y="4.788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26" draw:text-style-name="P6" draw:layer="layout" svg:x1="7.48cm" svg:y1="6.62cm" svg:x2="7.48cm" svg:y2="5.704cm">
          <text:p/>
        </draw:line>
        <draw:line draw:style-name="gr27" draw:text-style-name="P6" draw:layer="layout" svg:x1="9.004cm" svg:y1="5.096cm" svg:x2="8.142cm" svg:y2="5.096cm">
          <text:p/>
        </draw:line>
        <draw:line draw:style-name="gr26" draw:text-style-name="P6" draw:layer="layout" svg:x1="15.1cm" svg:y1="6.62cm" svg:x2="7.48cm" svg:y2="6.62cm">
          <text:p/>
        </draw:line>
        <draw:line draw:style-name="gr26" draw:text-style-name="P6" draw:layer="layout" svg:x1="15.1cm" svg:y1="6.62cm" svg:x2="15.1cm" svg:y2="4.588cm">
          <text:p/>
        </draw:line>
        <draw:line draw:style-name="gr26" draw:text-style-name="P6" draw:layer="layout" svg:x1="16.738cm" svg:y1="4.572cm" svg:x2="14.538cm" svg:y2="4.588cm">
          <text:p/>
        </draw:line>
        <draw:custom-shape draw:style-name="gr58" draw:text-style-name="P7" draw:layer="layout" svg:width="0.762cm" svg:height="2.386cm" svg:x="2.078cm" svg:y="4.064cm">
          <text:p/>
          <draw:enhanced-geometry svg:viewBox="0 0 21600 21600" draw:type="rectangle" draw:enhanced-path="M 0 0 L 21600 0 21600 21600 0 21600 0 0 Z N"/>
        </draw:custom-shape>
        <draw:frame draw:style-name="gr44" draw:text-style-name="P18" draw:layer="layout" svg:width="3.558cm" svg:height="0.962cm" draw:transform="rotate (1.5707963267949) translate (2.032cm 6.504cm)">
          <draw:text-box>
            <text:p text:style-name="P17"><text:span text:style-name="T2">multiplexer</text:span></text:p>
          </draw:text-box>
        </draw:frame>
        <draw:line draw:style-name="gr19" draw:text-style-name="P6" draw:layer="layout" svg:x1="2.486cm" svg:y1="2.286cm" svg:x2="2.486cm" svg:y2="4.064cm">
          <text:p/>
        </draw:line>
        <draw:path draw:style-name="gr4" draw:text-style-name="P3" draw:layer="layout" svg:width="0.211cm" svg:height="0.66cm" svg:x="2.654cm" svg:y="2.196cm" svg:viewBox="0 0 212 661" svg:d="M143 224l-140 11v31c67 0 75 6 75 53v266c0 45-11 45-78 45v31c31 0 87-3 109-3 36 0 70 3 103 3v-31c-64 0-69-5-69-42zM148 53c0-33-25-53-53-53-31 0-53 28-53 53s22 51 53 51c28 0 53-20 53-51z">
          <text:p/>
        </draw:path>
        <draw:custom-shape draw:style-name="gr59" draw:text-style-name="P19" draw:layer="layout" svg:width="8.804cm" svg:height="4.556cm" svg:x="6.442cm" svg:y="2.302cm">
          <text:p/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6.418cm" svg:y1="3.294cm" svg:x2="15.246cm" svg:y2="3.294cm">
          <text:p/>
        </draw:line>
        <draw:g>
          <svg:title>TexMaths</svg:title>
          <svg:desc>28§display§D_I§svg§600§TRUE§</svg:desc>
          <draw:polygon draw:style-name="gr20" draw:text-style-name="P10" draw:layer="layout" svg:width="1.217cm" svg:height="0.822cm" svg:x="10.48cm" svg:y="2.371cm" svg:viewBox="0 0 1218 823" draw:points="609,823 0,823 0,0 1218,0 1218,823">
            <text:p/>
          </draw:polygon>
          <draw:path draw:style-name="gr21" draw:text-style-name="P3" draw:layer="layout" svg:width="0.754cm" svg:height="0.674cm" svg:x="10.52cm" svg:y="2.371cm" svg:viewBox="0 0 755 675" svg:d="M116 599c-9 38-11 45-89 45-16 0-27 0-27 20 0 11 9 11 27 11h327c206 0 401-209 401-424 0-141-86-251-233-251h-332c-18 0-29 0-29 18 0 13 9 13 29 13 12 0 29 0 43 3 16 0 20 4 20 15 0 3 0 7-4 18zM331 67c9-33 9-36 52-36h107c97 0 177 52 177 182 0 49-20 211-103 321-29 36-107 110-228 110h-112c-14 0-16 0-20 0-11 0-14-3-14-9 0-5 0-7 5-25z">
            <text:p/>
          </draw:path>
          <draw:path draw:style-name="gr21" draw:text-style-name="P3" draw:layer="layout" svg:width="0.326cm" svg:height="0.472cm" svg:x="11.338cm" svg:y="2.721cm" svg:viewBox="0 0 327 473" svg:d="M242 54c7-23 7-29 60-29 16 0 25 0 25-14 0-7-5-11-11-11-14 0-32 2-47 2-14 0-32 0-47 0h-47c-16 0-34-2-47-2-5 0-16 0-16 16 0 9 9 9 22 9 3 0 16 0 27 2 14 0 20 2 20 9 0 4-2 9-4 16l-92 367c-4 23-7 30-60 30-18 0-25 0-25 15 0 0 0 9 11 9 20 0 72-2 94-2h47c16 0 34 2 47 2 5 0 16 0 16-16 0-8-9-8-22-8-3 0-16 0-30-3-15 0-15-4-15-9 0-2 0-4 2-15z">
            <text:p/>
          </draw:path>
        </draw:g>
        <draw:line draw:style-name="gr51" draw:text-style-name="P6" draw:layer="layout" svg:x1="5.463cm" svg:y1="5.08cm" svg:x2="6.872cm" svg:y2="5.08cm">
          <text:p/>
        </draw:line>
        <draw:line draw:style-name="gr51" draw:text-style-name="P6" draw:layer="layout" svg:x1="0.669cm" svg:y1="4.572cm" svg:x2="2.078cm" svg:y2="4.572cm">
          <text:p/>
        </draw:line>
        <draw:line draw:style-name="gr51" draw:text-style-name="P6" draw:layer="layout" svg:x1="0.669cm" svg:y1="5.842cm" svg:x2="2.078cm" svg:y2="5.842cm">
          <text:p/>
        </draw:line>
        <draw:g>
          <svg:title>TexMaths</svg:title>
          <svg:desc>28§display§$r_{Z,s}$§svg§600§TRUE§</svg:desc>
          <draw:polygon draw:style-name="gr20" draw:text-style-name="P10" draw:layer="layout" svg:width="1.533cm" svg:height="0.708cm" svg:x="0.323cm" svg:y="3.744cm" svg:viewBox="0 0 1534 709" draw:points="768,709 0,709 0,0 1534,0 1534,709">
            <text:p/>
          </draw:polygon>
          <draw:path draw:style-name="gr21" draw:text-style-name="P3" draw:layer="layout" svg:width="0.333cm" svg:height="0.436cm" svg:x="0.35cm" svg:y="3.733cm" svg:viewBox="0 0 334 437" svg:d="M137 110v-110l-137 11v32c69 0 76 6 76 53v267c0 43-9 43-76 43v31c38 0 85-2 112-2 40 0 87 0 128 2v-31h-23c-71 0-74-9-74-45v-152c0-99 41-187 117-187 6 0 9 0 11 0-5 3-22 14-22 39 0 29 20 42 42 42 18 0 43-11 43-42 0-32-32-61-74-61-72 0-108 67-123 110z">
            <text:p/>
          </draw:path>
          <draw:path draw:style-name="gr21" draw:text-style-name="P3" draw:layer="layout" svg:width="0.494cm" svg:height="0.472cm" svg:x="0.764cm" svg:y="3.845cm" svg:viewBox="0 0 495 473" svg:d="M486 27c7-5 9-11 9-20 0-7-5-7-18-7h-322c-18 0-18 0-23 13l-40 126c-2 9-2 9-2 11 0 3 2 9 11 9s11-4 13-11c34-96 88-123 177-123h123l-403 417c-4 7-11 13-11 25 0 6 7 6 18 6h336c18 0 18 0 22-13l49-155c5-9 5-11 5-11 0 0 0-9-11-9-9 0-11 2-16 18-31 94-67 143-188 143h-132z">
            <text:p/>
          </draw:path>
          <draw:path draw:style-name="gr21" draw:text-style-name="P3" draw:layer="layout" svg:width="0.089cm" svg:height="0.214cm" svg:x="1.328cm" svg:y="4.238cm" svg:viewBox="0 0 90 215" svg:d="M69 70c0 38-6 83-53 127-5 3-7 5-7 7 0 7 7 11 11 11 9 0 70-56 70-139 0-42-18-76-50-76-22 0-40 18-40 40 0 23 16 41 40 41 18 0 29-11 29-11z">
            <text:p/>
          </draw:path>
          <draw:path draw:style-name="gr21" draw:text-style-name="P3" draw:layer="layout" svg:width="0.277cm" svg:height="0.313cm" svg:x="1.532cm" svg:y="4.011cm" svg:viewBox="0 0 278 314" svg:d="M251 45c-18 4-29 18-29 34 0 15 13 22 22 22 7 0 34-5 34-40 0-45-52-61-94-61-108 0-128 81-128 101 0 27 16 43 25 52 18 13 31 15 78 24 16 2 60 11 60 45 0 14-8 38-38 56-26 16-60 16-69 16-27 0-67-7-83-29 23-3 38-21 38-41 0-15-13-24-27-24-20 0-40 15-40 47 0 40 45 67 112 67 128 0 152-87 152-114 0-65-71-77-96-83-7 0-25-5-29-5-25-4-38-20-38-36 0-15 13-33 29-42 18-14 42-14 54-14 15 0 51 2 67 25z">
            <text:p/>
          </draw:path>
        </draw:g>
        <draw:g>
          <svg:title>TexMaths</svg:title>
          <svg:desc>28§display§$r_{Z,\textrm{up}}$§svg§600§TRUE§</svg:desc>
          <draw:polygon draw:style-name="gr20" draw:text-style-name="P10" draw:layer="layout" svg:width="2.032cm" svg:height="0.708cm" svg:x="0cm" svg:y="5.907cm" svg:viewBox="0 0 2033 709" draw:points="1018,709 0,709 0,0 2033,0 2033,709">
            <text:p/>
          </draw:polygon>
          <draw:path draw:style-name="gr21" draw:text-style-name="P3" draw:layer="layout" svg:width="0.333cm" svg:height="0.436cm" svg:x="0.027cm" svg:y="5.896cm" svg:viewBox="0 0 334 437" svg:d="M137 110v-110l-137 11v32c69 0 76 6 76 53v267c0 43-9 43-76 43v31c38 0 85-2 112-2 40 0 87 0 128 2v-31h-23c-71 0-74-9-74-45v-152c0-99 41-187 117-187 7 0 9 0 11 0-4 3-22 14-22 39 0 29 20 42 42 42 18 0 43-11 43-42 0-32-31-61-74-61-72 0-108 67-123 110z">
            <text:p/>
          </draw:path>
          <draw:path draw:style-name="gr21" draw:text-style-name="P3" draw:layer="layout" svg:width="0.494cm" svg:height="0.472cm" svg:x="0.442cm" svg:y="6.008cm" svg:viewBox="0 0 495 473" svg:d="M486 27c7-5 9-11 9-20 0-7-4-7-18-7h-322c-18 0-18 0-23 13l-40 126c-2 9-2 9-2 11 0 3 2 9 11 9s11-4 13-11c34-96 88-123 177-123h124l-404 417c-4 7-11 13-11 25 0 6 7 6 18 6h336c18 0 18 0 23-13l49-155c4-9 4-11 4-11 0 0 0-9-11-9-9 0-11 2-16 18-31 94-67 143-188 143h-132z">
            <text:p/>
          </draw:path>
          <draw:path draw:style-name="gr21" draw:text-style-name="P3" draw:layer="layout" svg:width="0.089cm" svg:height="0.214cm" svg:x="1.006cm" svg:y="6.401cm" svg:viewBox="0 0 90 215" svg:d="M69 70c0 38-6 83-53 127-5 3-7 5-7 7 0 7 7 11 11 11 9 0 70-56 70-139 0-42-18-76-50-76-22 0-40 18-40 40 0 23 16 41 40 41 18 0 29-11 29-11z">
            <text:p/>
          </draw:path>
          <draw:path draw:style-name="gr21" draw:text-style-name="P3" draw:layer="layout" svg:width="0.371cm" svg:height="0.313cm" svg:x="1.199cm" svg:y="6.174cm" svg:viewBox="0 0 372 314" svg:d="M213 7v27c47 0 51 4 51 38v119c0 60-38 103-91 103-63 0-65-29-65-65v-229l-108 7v27c52 0 52 0 52 62v106c0 47 0 112 116 112 16 0 65 0 99-58v58l105-7v-27c-47 0-51-4-51-38v-242z">
            <text:p/>
          </draw:path>
          <draw:path draw:style-name="gr21" draw:text-style-name="P3" draw:layer="layout" svg:width="0.371cm" svg:height="0.439cm" svg:x="1.632cm" svg:y="6.174cm" svg:viewBox="0 0 372 440" svg:d="M159 415c-45 0-51 0-51-29v-115c2 5 35 41 94 41 92 0 170-68 170-155 0-85-72-157-159-157-40 0-81 13-110 43v-43l-103 7v27c49 0 52 2 52 31v321c0 29-7 29-52 29v25c2 0 49-3 78-3 27 0 74 3 81 3zM108 74c20-34 60-52 96-52 58 0 103 61 103 135 0 79-51 137-110 137-60 0-87-54-89-58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STIX Math" svg:font-family="'STIX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9:39:10.481472968</meta:creation-date>
    <dc:date>2019-03-25T19:05:52.960254249</dc:date>
    <meta:editing-duration>P2DT11H28M20S</meta:editing-duration>
    <meta:editing-cycles>19</meta:editing-cycles>
    <meta:generator>LibreOffice/5.2.7.2$Linux_X86_64 LibreOffice_project/20m0$Build-2</meta:generator>
    <meta:document-statistic meta:object-count="547"/>
  </office:meta>
</office:document-meta>
</file>